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339000000C7886D231B.png" manifest:media-type="image/png"/>
  <manifest:file-entry manifest:full-path="Pictures/10000201000000AE000000B02453DC2E.png" manifest:media-type="image/png"/>
  <manifest:file-entry manifest:full-path="Pictures/10000000000001F300000124D4567072.jpg" manifest:media-type="image/jpeg"/>
  <manifest:file-entry manifest:full-path="Pictures/10000201000002D400000393B6E7407D.png" manifest:media-type="image/png"/>
  <manifest:file-entry manifest:full-path="Pictures/100000000000016F000000A06D523AD1.png" manifest:media-type="image/png"/>
  <manifest:file-entry manifest:full-path="Pictures/100000000000025B000000DDDE0F6924.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48A00000257297F3D4C.png" manifest:media-type="image/png"/>
  <manifest:file-entry manifest:full-path="Pictures/1000000000000158000000D68F72CCF2.png" manifest:media-type="image/png"/>
  <manifest:file-entry manifest:full-path="Pictures/1000000000000243000001B0F254E3DD.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2cd85"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1fc543" style:font-size-asian="14pt" style:language-asian="zh" style:country-asian="CN" style:font-size-complex="14pt" style:language-complex="hi" style:country-complex="IN"/>
    </style:style>
    <style:style style:name="P6" style:family="paragraph" style:parent-style-name="Standard">
      <style:paragraph-properties fo:line-height="150%" fo:text-align="justify" style:justify-single-word="false"/>
      <style:text-properties style:font-name="Times New Roman5" fo:font-size="14pt" fo:language="uk" fo:country="UA" officeooo:paragraph-rsid="002a4041"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rsid="003168e4" officeooo:paragraph-rsid="003168e4"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rsid="002a4041" officeooo:paragraph-rsid="002a4041" style:font-size-asian="14pt" style:language-asian="zh" style:country-asian="CN" style:font-size-complex="14pt" style:language-complex="hi" style:country-complex="IN"/>
    </style:style>
    <style:style style:name="P9"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0" style:family="paragraph" style:parent-style-name="Standard">
      <style:paragraph-properties fo:line-height="150%" fo:text-align="justify" style:justify-single-word="false"/>
      <style:text-properties style:font-name="Times New Roman4"/>
    </style:style>
    <style:style style:name="P11"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2" style:family="paragraph" style:parent-style-name="Standard">
      <style:paragraph-properties fo:text-align="justify" style:justify-single-word="false"/>
      <style:text-properties style:font-name="Times New Roman4" fo:font-size="14pt" fo:language="uk" fo:country="UA" officeooo:paragraph-rsid="0012cd85" style:font-size-asian="14pt" style:font-size-complex="14pt"/>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4"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5"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6"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7"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8" style:family="paragraph" style:parent-style-name="Standard">
      <style:text-properties fo:font-variant="normal" fo:text-transform="none" fo:color="#000000" style:text-line-through-style="none" style:text-line-through-type="none" fo:language="uk" fo:country="UA" fo:font-style="italic" style:text-underline-style="none" officeooo:rsid="0012cd85" officeooo:paragraph-rsid="0012cd85" style:text-blinking="false" fo:background-color="transparent" style:font-style-asian="italic" style:font-style-complex="italic"/>
    </style:style>
    <style:style style:name="P19"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0" style:family="paragraph" style:parent-style-name="Standard">
      <style:text-properties fo:font-variant="normal" fo:text-transform="none" fo:color="#000000" style:text-line-through-style="none" style:text-line-through-type="none" fo:font-style="italic" style:text-underline-style="none" officeooo:rsid="00117136" officeooo:paragraph-rsid="00117136" style:text-blinking="false" fo:background-color="transparent" style:font-style-asian="italic" style:font-style-complex="italic"/>
    </style:style>
    <style:style style:name="P21" style:family="paragraph" style:parent-style-name="Standard">
      <style:text-properties fo:language="uk" fo:country="UA"/>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officeooo:paragraph-rsid="0012cd85"/>
    </style:style>
    <style:style style:name="P24" style:family="paragraph" style:parent-style-name="Standard">
      <style:text-properties officeooo:paragraph-rsid="001383f9"/>
    </style:style>
    <style:style style:name="P25" style:family="paragraph" style:parent-style-name="Standard">
      <style:text-properties officeooo:paragraph-rsid="001871da"/>
    </style:style>
    <style:style style:name="P26" style:family="paragraph" style:parent-style-name="Standard">
      <style:text-properties officeooo:paragraph-rsid="001a453c"/>
    </style:style>
    <style:style style:name="P27" style:family="paragraph" style:parent-style-name="Standard">
      <style:text-properties officeooo:paragraph-rsid="001dda70"/>
    </style:style>
    <style:style style:name="P28" style:family="paragraph" style:parent-style-name="Standard">
      <style:text-properties officeooo:paragraph-rsid="001ecc05"/>
    </style:style>
    <style:style style:name="P29" style:family="paragraph" style:parent-style-name="Standard">
      <style:text-properties officeooo:paragraph-rsid="001f682d"/>
    </style:style>
    <style:style style:name="P30" style:family="paragraph" style:parent-style-name="Standard">
      <style:text-properties officeooo:paragraph-rsid="00132fd1"/>
    </style:style>
    <style:style style:name="P31" style:family="paragraph" style:parent-style-name="Standard">
      <style:text-properties officeooo:paragraph-rsid="001fc543"/>
    </style:style>
    <style:style style:name="P32" style:family="paragraph" style:parent-style-name="Standard">
      <style:text-properties officeooo:paragraph-rsid="00231e96"/>
    </style:style>
    <style:style style:name="P33" style:family="paragraph" style:parent-style-name="Standard">
      <style:text-properties officeooo:rsid="00243400" officeooo:paragraph-rsid="0025ed2a"/>
    </style:style>
    <style:style style:name="P34" style:family="paragraph" style:parent-style-name="Standard">
      <style:text-properties officeooo:rsid="0024a166" officeooo:paragraph-rsid="0024a166"/>
    </style:style>
    <style:style style:name="P35" style:family="paragraph" style:parent-style-name="Standard">
      <style:text-properties officeooo:rsid="00283ddc" officeooo:paragraph-rsid="00283ddc"/>
    </style:style>
    <style:style style:name="P36" style:family="paragraph" style:parent-style-name="Standard">
      <style:text-properties officeooo:paragraph-rsid="00292017"/>
    </style:style>
    <style:style style:name="P37" style:family="paragraph" style:parent-style-name="Standard">
      <style:text-properties officeooo:rsid="002a4041" officeooo:paragraph-rsid="002a4041"/>
    </style:style>
    <style:style style:name="P38" style:family="paragraph" style:parent-style-name="Standard">
      <style:text-properties officeooo:paragraph-rsid="003294e8"/>
    </style:style>
    <style:style style:name="P39" style:family="paragraph" style:parent-style-name="Standard">
      <style:text-properties officeooo:paragraph-rsid="00346d22"/>
    </style:style>
    <style:style style:name="P40" style:family="paragraph" style:parent-style-name="Standard">
      <style:text-properties officeooo:rsid="00346d22" officeooo:paragraph-rsid="00346d22"/>
    </style:style>
    <style:style style:name="P41" style:family="paragraph" style:parent-style-name="Standard">
      <style:text-properties officeooo:rsid="0034fef7" officeooo:paragraph-rsid="0034fef7"/>
    </style:style>
    <style:style style:name="P42" style:family="paragraph" style:parent-style-name="Standard">
      <style:text-properties style:text-underline-style="none" officeooo:rsid="0036b03e" officeooo:paragraph-rsid="0036b03e"/>
    </style:style>
    <style:style style:name="P43" style:family="paragraph" style:parent-style-name="Standard">
      <style:text-properties style:text-underline-style="none" officeooo:rsid="00378953" officeooo:paragraph-rsid="00378953"/>
    </style:style>
    <style:style style:name="P44" style:family="paragraph" style:parent-style-name="Standard">
      <style:text-properties style:text-underline-style="none" officeooo:rsid="00397b0e" officeooo:paragraph-rsid="00397b0e"/>
    </style:style>
    <style:style style:name="P45" style:family="paragraph" style:parent-style-name="Standard">
      <style:text-properties officeooo:rsid="003c234e" officeooo:paragraph-rsid="003c234e"/>
    </style:style>
    <style:style style:name="P46" style:family="paragraph" style:parent-style-name="Standard">
      <style:paragraph-properties fo:text-align="justify" style:justify-single-word="false"/>
      <style:text-properties officeooo:rsid="003e0440" officeooo:paragraph-rsid="003e0440"/>
    </style:style>
    <style:style style:name="P47" style:family="paragraph" style:parent-style-name="Standard">
      <style:text-properties fo:font-style="italic" officeooo:rsid="003f69e2" officeooo:paragraph-rsid="003f69e2" style:font-style-asian="italic" style:font-style-complex="italic"/>
    </style:style>
    <style:style style:name="P48"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49"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0"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2"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53"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4"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fc543" style:text-blinking="false" fo:background-color="transparent" style:font-size-asian="14pt" style:language-asian="zh" style:country-asian="CN" style:font-size-complex="14pt" style:language-complex="hi" style:country-complex="IN"/>
    </style:style>
    <style:style style:name="P55" style:family="paragraph" style:parent-style-name="Standard">
      <style:paragraph-properties fo:margin-top="0cm" fo:margin-bottom="0cm" style:contextual-spacing="false" fo:line-height="150%" fo:text-align="justify" style:justify-single-word="false"/>
    </style:style>
    <style:style style:name="P56"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7"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align="justify" style:justify-single-word="false" fo:text-indent="0cm" style:auto-text-indent="false"/>
      <style:text-properties officeooo:paragraph-rsid="001871da"/>
    </style:style>
    <style:style style:name="P60" style:family="paragraph" style:parent-style-name="Standard">
      <style:paragraph-properties fo:margin-left="0cm" fo:margin-right="0cm" fo:text-align="justify" style:justify-single-word="false" fo:text-indent="0cm" style:auto-text-indent="false"/>
      <style:text-properties officeooo:paragraph-rsid="001a453c"/>
    </style:style>
    <style:style style:name="P61" style:family="paragraph" style:parent-style-name="Standard">
      <style:paragraph-properties fo:margin-left="0cm" fo:margin-right="0cm" fo:text-align="center" style:justify-single-word="false" fo:text-indent="0cm" style:auto-text-indent="false"/>
      <style:text-properties officeooo:paragraph-rsid="0014c876"/>
    </style:style>
    <style:style style:name="P62" style:family="paragraph" style:parent-style-name="Standard">
      <style:paragraph-properties fo:margin-left="0cm" fo:margin-right="0cm" fo:text-align="center" style:justify-single-word="false" fo:text-indent="0cm" style:auto-text-indent="false"/>
      <style:text-properties officeooo:paragraph-rsid="001871da"/>
    </style:style>
    <style:style style:name="P63" style:family="paragraph" style:parent-style-name="Standard">
      <style:paragraph-properties fo:margin-left="0cm" fo:margin-right="0cm" fo:text-align="center" style:justify-single-word="false" fo:text-indent="0cm" style:auto-text-indent="false"/>
      <style:text-properties officeooo:paragraph-rsid="001a453c"/>
    </style:style>
    <style:style style:name="P64" style:family="paragraph" style:parent-style-name="Standard">
      <style:paragraph-properties fo:margin-left="0cm" fo:margin-right="0cm" fo:text-align="center" style:justify-single-word="false" fo:text-indent="0cm" style:auto-text-indent="false"/>
      <style:text-properties officeooo:paragraph-rsid="00397b0e"/>
    </style:style>
    <style:style style:name="P65" style:family="paragraph" style:parent-style-name="Standard">
      <style:paragraph-properties fo:margin-left="0cm" fo:margin-right="0cm" fo:text-indent="0cm" style:auto-text-indent="false"/>
      <style:text-properties officeooo:paragraph-rsid="001871da"/>
    </style:style>
    <style:style style:name="P66" style:family="paragraph" style:parent-style-name="Standard">
      <style:paragraph-properties fo:margin-left="0cm" fo:margin-right="0cm" fo:text-align="end" style:justify-single-word="false" fo:text-indent="0cm" style:auto-text-indent="false"/>
      <style:text-properties officeooo:paragraph-rsid="001dda70"/>
    </style:style>
    <style:style style:name="P67" style:family="paragraph" style:parent-style-name="Standard">
      <style:paragraph-properties fo:margin-left="0cm" fo:margin-right="0cm" fo:text-indent="0cm" style:auto-text-indent="false"/>
      <style:text-properties officeooo:rsid="00397b0e" officeooo:paragraph-rsid="003b3d77"/>
    </style:style>
    <style:style style:name="P68" style:family="paragraph" style:parent-style-name="Standard">
      <style:paragraph-properties fo:margin-left="0cm" fo:margin-right="0cm" fo:text-align="center" style:justify-single-word="false" fo:text-indent="0cm" style:auto-text-indent="false"/>
      <style:text-properties officeooo:rsid="003e0440" officeooo:paragraph-rsid="003e0440"/>
    </style:style>
    <style:style style:name="P69" style:family="paragraph" style:parent-style-name="Standard">
      <style:paragraph-properties fo:margin-left="0cm" fo:margin-right="0cm" fo:text-align="justify" style:justify-single-word="false" fo:text-indent="0cm" style:auto-text-indent="false"/>
      <style:text-properties officeooo:rsid="003e0440" officeooo:paragraph-rsid="003e0440"/>
    </style:style>
    <style:style style:name="P70"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officeooo:rsid="0010499d" officeooo:paragraph-rsid="0010499d" style:font-weight-asian="bold" style:font-weight-complex="bold"/>
    </style:style>
    <style:style style:name="P71"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7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73" style:family="paragraph" style:parent-style-name="PicDescr">
      <style:text-properties fo:font-variant="normal" fo:text-transform="none" fo:color="#000000" style:text-line-through-style="none" style:text-line-through-type="none" fo:language="uk" fo:country="UA" fo:font-style="normal" style:text-underline-style="none" officeooo:rsid="00117136" officeooo:paragraph-rsid="0012cd85" style:text-blinking="false" fo:background-color="transparent"/>
    </style:style>
    <style:style style:name="P74" style:family="paragraph" style:parent-style-name="PicDescr">
      <style:text-properties fo:language="uk" fo:country="UA" officeooo:paragraph-rsid="0012cd85"/>
    </style:style>
    <style:style style:name="P75" style:family="paragraph" style:parent-style-name="PicDescr">
      <style:text-properties officeooo:paragraph-rsid="0012cd85"/>
    </style:style>
    <style:style style:name="P76" style:family="paragraph" style:parent-style-name="PicDescr">
      <style:text-properties officeooo:rsid="002a4041" officeooo:paragraph-rsid="002a4041"/>
    </style:style>
    <style:style style:name="P77" style:family="paragraph" style:parent-style-name="PicDescr">
      <style:text-properties officeooo:rsid="0034fef7" officeooo:paragraph-rsid="0034fef7"/>
    </style:style>
    <style:style style:name="P78" style:family="paragraph" style:parent-style-name="PicDescr">
      <style:text-properties officeooo:rsid="0035b1a0" officeooo:paragraph-rsid="0035b1a0"/>
    </style:style>
    <style:style style:name="P79" style:family="paragraph" style:parent-style-name="Pic">
      <style:text-properties fo:language="uk" fo:country="UA" officeooo:paragraph-rsid="0012cd85"/>
    </style:style>
    <style:style style:name="P80" style:family="paragraph" style:parent-style-name="MathFormula">
      <style:paragraph-properties fo:text-align="center" style:justify-single-word="false"/>
      <style:text-properties officeooo:paragraph-rsid="0012cd85"/>
    </style:style>
    <style:style style:name="P81" style:family="paragraph" style:parent-style-name="MathFormula">
      <style:text-properties officeooo:paragraph-rsid="0012cd85"/>
    </style:style>
    <style:style style:name="P82" style:family="paragraph" style:parent-style-name="Standard" style:list-style-name="Numbering_20_1">
      <style:paragraph-properties fo:line-height="150%" fo:text-align="justify" style:justify-single-word="false"/>
    </style:style>
    <style:style style:name="P83"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84" style:family="paragraph" style:parent-style-name="Standard" style:list-style-name="L4">
      <style:paragraph-properties fo:line-height="150%" fo:text-align="justify" style:justify-single-word="false"/>
      <style:text-properties style:font-name="Times New Roman5" fo:font-size="14pt" fo:language="uk" fo:country="UA" officeooo:paragraph-rsid="001fc543" style:font-size-asian="14pt" style:font-size-complex="14pt"/>
    </style:style>
    <style:style style:name="P85" style:family="paragraph" style:parent-style-name="Standard" style:list-style-name="L8">
      <style:text-properties style:font-name="Times New Roman5" fo:font-size="14pt" fo:language="uk" fo:country="UA" officeooo:paragraph-rsid="00231e96" style:font-size-asian="14pt" style:language-asian="zh" style:country-asian="CN" style:font-size-complex="14pt" style:language-complex="hi" style:country-complex="IN"/>
    </style:style>
    <style:style style:name="P86" style:family="paragraph" style:parent-style-name="Standard" style:list-style-name="L11">
      <style:paragraph-properties fo:line-height="150%" fo:text-align="justify" style:justify-single-word="false"/>
      <style:text-properties style:font-name="Times New Roman5" fo:font-size="14pt" fo:language="uk" fo:country="UA" officeooo:rsid="003168e4" officeooo:paragraph-rsid="003168e4" style:font-size-asian="14pt" style:language-asian="zh" style:country-asian="CN" style:font-size-complex="14pt" style:language-complex="hi" style:country-complex="IN"/>
    </style:style>
    <style:style style:name="P87"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88" style:family="paragraph" style:parent-style-name="Standard" style:list-style-name="L1"/>
    <style:style style:name="P89"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90"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91" style:family="paragraph" style:parent-style-name="Standard" style:list-style-name="L10">
      <style:paragraph-properties fo:line-height="150%" fo:text-align="justify" style:justify-single-word="false"/>
      <style:text-properties style:font-name="Times New Roman4" fo:font-size="14pt" fo:language="uk" fo:country="UA" fo:font-style="normal" officeooo:paragraph-rsid="002a4041" style:font-size-asian="12.25pt" style:language-asian="zh" style:country-asian="CN" style:font-style-asian="normal" style:font-size-complex="14pt" style:language-complex="hi" style:country-complex="IN" style:font-style-complex="normal"/>
    </style:style>
    <style:style style:name="P92" style:family="paragraph" style:parent-style-name="Standard" style:list-style-name="L10">
      <style:paragraph-properties fo:text-align="justify" style:justify-single-word="false"/>
      <style:text-properties style:font-name="Times New Roman4" fo:font-size="14pt" fo:font-style="normal" officeooo:rsid="002d1afb" officeooo:paragraph-rsid="002d1afb" style:font-size-asian="12.25pt" style:font-style-asian="normal" style:font-size-complex="14pt" style:font-style-complex="normal"/>
    </style:style>
    <style:style style:name="P93" style:family="paragraph" style:parent-style-name="Standard" style:list-style-name="L10">
      <style:paragraph-properties fo:text-align="justify" style:justify-single-word="false"/>
      <style:text-properties style:font-name="Times New Roman4" fo:font-size="14pt" fo:font-style="normal" officeooo:rsid="002a4041" officeooo:paragraph-rsid="002d1afb" style:font-size-asian="12.25pt" style:font-style-asian="normal" style:font-size-complex="14pt" style:font-style-complex="normal"/>
    </style:style>
    <style:style style:name="P94" style:family="paragraph" style:parent-style-name="Standard" style:list-style-name="L10">
      <style:paragraph-properties fo:text-align="justify" style:justify-single-word="false"/>
      <style:text-properties style:font-name="Times New Roman4" fo:font-size="14pt" fo:font-style="normal" officeooo:rsid="002a4041" officeooo:paragraph-rsid="002a4041" style:font-size-asian="12.25pt" style:font-style-asian="normal" style:font-size-complex="14pt" style:font-style-complex="normal"/>
    </style:style>
    <style:style style:name="P95" style:family="paragraph" style:parent-style-name="Standard" style:list-style-name="L10">
      <style:paragraph-properties fo:text-align="justify" style:justify-single-word="false"/>
      <style:text-properties style:font-name="Times New Roman4" fo:font-size="14pt" fo:font-style="normal" officeooo:rsid="002e124a" officeooo:paragraph-rsid="002e124a" style:font-size-asian="12.25pt" style:font-style-asian="normal" style:font-size-complex="14pt" style:font-style-complex="normal"/>
    </style:style>
    <style:style style:name="P96" style:family="paragraph" style:parent-style-name="Standard" style:list-style-name="L10">
      <style:paragraph-properties fo:text-align="justify" style:justify-single-word="false"/>
      <style:text-properties style:font-name="Times New Roman4" fo:font-size="14pt" fo:font-style="normal" officeooo:paragraph-rsid="002a4041" style:font-size-asian="12.25pt" style:font-style-asian="normal" style:font-size-complex="14pt" style:font-style-complex="normal"/>
    </style:style>
    <style:style style:name="P97" style:family="paragraph" style:parent-style-name="Standard" style:list-style-name="L3">
      <style:paragraph-properties fo:text-align="justify" style:justify-single-word="false"/>
      <style:text-properties officeooo:paragraph-rsid="0012cd85"/>
    </style:style>
    <style:style style:name="P98" style:family="paragraph" style:parent-style-name="Standard" style:list-style-name="L7">
      <style:paragraph-properties fo:text-align="justify" style:justify-single-word="false"/>
      <style:text-properties officeooo:paragraph-rsid="0028ed0c"/>
    </style:style>
    <style:style style:name="P99" style:family="paragraph" style:parent-style-name="Standard" style:list-style-name="L10">
      <style:paragraph-properties fo:text-align="justify" style:justify-single-word="false"/>
      <style:text-properties officeooo:paragraph-rsid="002d1afb"/>
    </style:style>
    <style:style style:name="P100" style:family="paragraph" style:parent-style-name="Standard" style:list-style-name="L4">
      <style:text-properties officeooo:paragraph-rsid="001fc543"/>
    </style:style>
    <style:style style:name="P101" style:family="paragraph" style:parent-style-name="Standard" style:list-style-name="L5">
      <style:text-properties officeooo:rsid="00243400" officeooo:paragraph-rsid="0025ed2a"/>
    </style:style>
    <style:style style:name="P102" style:family="paragraph" style:parent-style-name="Standard" style:list-style-name="L6">
      <style:text-properties officeooo:rsid="0024a166" officeooo:paragraph-rsid="0024a166"/>
    </style:style>
    <style:style style:name="P103" style:family="paragraph" style:parent-style-name="Standard" style:list-style-name="L8">
      <style:text-properties officeooo:paragraph-rsid="00231e96"/>
    </style:style>
    <style:style style:name="P104" style:family="paragraph" style:parent-style-name="Standard" style:list-style-name="L9">
      <style:text-properties officeooo:paragraph-rsid="00292017"/>
    </style:style>
    <style:style style:name="P105" style:family="paragraph" style:parent-style-name="Standard" style:list-style-name="L12">
      <style:text-properties officeooo:paragraph-rsid="00346d22"/>
    </style:style>
    <style:style style:name="P106" style:family="paragraph" style:parent-style-name="Standard">
      <style:text-properties fo:font-style="normal" officeooo:rsid="0035b1a0" officeooo:paragraph-rsid="0035b1a0" style:font-style-asian="normal" style:font-style-complex="normal"/>
    </style:style>
    <style:style style:name="P107" style:family="paragraph" style:parent-style-name="Standard">
      <style:text-properties fo:font-style="normal" officeooo:rsid="004321ba" officeooo:paragraph-rsid="0047f9aa" style:font-style-asian="normal" style:font-style-complex="normal"/>
    </style:style>
    <style:style style:name="P108" style:family="paragraph" style:parent-style-name="Standard">
      <style:paragraph-properties fo:text-align="justify" style:justify-single-word="false"/>
      <style:text-properties fo:font-style="normal" officeooo:rsid="00471855" officeooo:paragraph-rsid="00471855" style:font-style-asian="normal" style:font-style-complex="normal"/>
    </style:style>
    <style:style style:name="P109" style:family="paragraph" style:parent-style-name="Standard">
      <style:text-properties fo:font-style="normal" style:text-underline-style="none" officeooo:rsid="00391dec" officeooo:paragraph-rsid="00391dec" style:font-style-asian="normal" style:font-style-complex="normal"/>
    </style:style>
    <style:style style:name="P110" style:family="paragraph" style:parent-style-name="Standard" style:list-style-name="L13">
      <style:text-properties fo:font-style="normal" style:text-underline-style="none" officeooo:rsid="003c234e" officeooo:paragraph-rsid="003c234e" style:font-style-asian="normal" style:font-style-complex="normal"/>
    </style:style>
    <style:style style:name="P111" style:family="paragraph" style:parent-style-name="Standard">
      <style:text-properties fo:font-style="italic" officeooo:rsid="004321ba" officeooo:paragraph-rsid="004321ba" style:font-style-asian="italic" style:font-style-complex="italic"/>
    </style:style>
    <style:style style:name="P112" style:family="paragraph" style:parent-style-name="Standard">
      <style:text-properties fo:font-style="italic" officeooo:rsid="003f69e2" officeooo:paragraph-rsid="003f69e2" style:font-style-asian="italic" style:font-style-complex="italic"/>
    </style:style>
    <style:style style:name="P113" style:family="paragraph" style:parent-style-name="Standard">
      <style:text-properties officeooo:rsid="0035b1a0" officeooo:paragraph-rsid="0035b1a0"/>
    </style:style>
    <style:style style:name="P114" style:family="paragraph" style:parent-style-name="Standard">
      <style:paragraph-properties fo:margin-left="0cm" fo:margin-right="0cm" fo:text-align="center" style:justify-single-word="false" fo:text-indent="0cm" style:auto-text-indent="false"/>
      <style:text-properties fo:font-style="normal" officeooo:rsid="00471855" officeooo:paragraph-rsid="00471855" style:font-style-asian="normal" style:font-style-complex="normal"/>
    </style:style>
    <style:style style:name="P115" style:family="paragraph" style:parent-style-name="Standard">
      <style:paragraph-properties fo:margin-left="0cm" fo:margin-right="0cm" fo:text-align="justify" style:justify-single-word="false" fo:text-indent="0cm" style:auto-text-indent="false"/>
      <style:text-properties fo:font-style="normal" officeooo:rsid="00471855" officeooo:paragraph-rsid="00471855" style:font-style-asian="normal" style:font-style-complex="normal"/>
    </style:style>
    <style:style style:name="P116" style:family="paragraph" style:parent-style-name="Standard">
      <style:paragraph-properties fo:margin-left="0cm" fo:margin-right="0cm" fo:text-align="start" style:justify-single-word="false" fo:text-indent="0cm" style:auto-text-indent="false"/>
      <style:text-properties officeooo:paragraph-rsid="003e4c9b"/>
    </style:style>
    <style:style style:name="P117"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18" style:family="paragraph" style:parent-style-name="Heading_20_1">
      <style:text-properties fo:language="uk" fo:country="UA"/>
    </style:style>
    <style:style style:name="P119" style:family="paragraph" style:parent-style-name="Heading_20_2">
      <style:text-properties fo:language="uk" fo:country="UA" fo:font-weight="bold" style:font-weight-asian="bold" style:font-weight-complex="bold"/>
    </style:style>
    <style:style style:name="P120" style:family="paragraph" style:parent-style-name="PicDescr">
      <style:text-properties officeooo:rsid="0047f9aa" officeooo:paragraph-rsid="0047f9aa"/>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1871da" style:font-style-asian="italic" style:font-style-complex="italic"/>
    </style:style>
    <style:style style:name="T17" style:family="text">
      <style:text-properties fo:font-style="italic" officeooo:rsid="001fc543" style:font-style-asian="italic" style:font-style-complex="italic"/>
    </style:style>
    <style:style style:name="T18" style:family="text">
      <style:text-properties fo:font-style="italic" officeooo:rsid="002f98da" style:font-style-asian="italic" style:font-style-complex="italic"/>
    </style:style>
    <style:style style:name="T19" style:family="text">
      <style:text-properties fo:font-style="italic" officeooo:rsid="003e147f" style:font-style-asian="italic" style:font-style-complex="italic"/>
    </style:style>
    <style:style style:name="T20" style:family="text">
      <style:text-properties fo:font-style="italic" fo:font-weight="normal" officeooo:rsid="003294e8"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style:font-name="Times New Roman5" fo:font-size="14pt" fo:language="uk" fo:country="UA" style:font-size-asian="14pt" style:font-size-complex="14pt"/>
    </style:style>
    <style:style style:name="T23" style:family="text">
      <style:text-properties style:font-name="Times New Roman5" fo:font-size="14pt" fo:language="uk" fo:country="UA" style:font-size-asian="14pt" style:language-asian="zh" style:country-asian="CN" style:font-size-complex="14pt" style:language-complex="hi" style:country-complex="IN"/>
    </style:style>
    <style:style style:name="T24" style:family="text">
      <style:text-properties style:font-name="Times New Roman5" fo:font-size="14pt" fo:language="uk" fo:country="UA" style:font-name-asian="Liberation Serif1" style:font-size-asian="14pt" style:font-name-complex="Liberation Serif1" style:font-size-complex="14pt"/>
    </style:style>
    <style:style style:name="T25" style:family="text">
      <style:text-properties style:font-name="Times New Roman5" fo:font-size="14pt" fo:language="uk" fo:country="UA" fo:font-style="normal" officeooo:rsid="001fc543" style:font-size-asian="14pt" style:font-style-asian="normal" style:font-size-complex="14pt" style:font-style-complex="normal"/>
    </style:style>
    <style:style style:name="T26" style:family="text">
      <style:text-properties style:font-name="Times New Roman4"/>
    </style:style>
    <style:style style:name="T27" style:family="text">
      <style:text-properties style:font-name="Times New Roman4" fo:font-size="14pt" fo:language="uk" fo:country="UA" style:font-size-asian="14pt" style:font-size-complex="14pt"/>
    </style:style>
    <style:style style:name="T28" style:family="text">
      <style:text-properties style:font-name="Times New Roman4" fo:font-size="14pt" fo:language="uk" fo:country="UA" officeooo:rsid="0012cd85" style:font-size-asian="14pt" style:font-size-complex="14pt"/>
    </style:style>
    <style:style style:name="T29" style:family="text">
      <style:text-properties style:font-name="Times New Roman4" fo:font-size="14pt" fo:language="uk" fo:country="UA" officeooo:rsid="0028ed0c" style:font-size-asian="14pt" style:font-size-complex="14pt"/>
    </style:style>
    <style:style style:name="T30" style:family="text">
      <style:text-properties style:font-name="Times New Roman4" fo:font-size="14pt" fo:language="uk" fo:country="UA" officeooo:rsid="00283ddc" style:font-size-asian="14pt" style:font-size-complex="14pt"/>
    </style:style>
    <style:style style:name="T31" style:family="text">
      <style:text-properties style:font-name="Times New Roman4" fo:font-size="14pt" fo:language="uk" fo:country="UA" officeooo:rsid="002d1afb" style:font-size-asian="14pt" style:font-size-complex="14pt"/>
    </style:style>
    <style:style style:name="T32" style:family="text">
      <style:text-properties style:font-name="Times New Roman4" fo:font-size="14pt" fo:language="uk" fo:country="UA" fo:font-style="italic" style:font-size-asian="14pt" style:font-style-asian="italic" style:font-size-complex="14pt" style:font-style-complex="italic"/>
    </style:style>
    <style:style style:name="T33" style:family="text">
      <style:text-properties style:font-name="Times New Roman4" fo:font-size="14pt" fo:language="uk" fo:country="UA" fo:font-style="italic" officeooo:rsid="00132fd1" style:font-size-asian="14pt" style:font-style-asian="italic" style:font-size-complex="14pt" style:font-style-complex="italic"/>
    </style:style>
    <style:style style:name="T34" style:family="text">
      <style:text-properties style:font-name="Times New Roman4" fo:font-size="14pt" fo:language="uk" fo:country="UA" fo:font-style="italic" officeooo:rsid="001871da" style:font-size-asian="14pt" style:font-style-asian="italic" style:font-size-complex="14pt" style:font-style-complex="italic"/>
    </style:style>
    <style:style style:name="T35" style:family="text">
      <style:text-properties style:font-name="Times New Roman4" fo:font-size="14pt" fo:language="uk" fo:country="UA" fo:font-style="italic" officeooo:rsid="001a453c" style:font-size-asian="14pt" style:font-style-asian="italic" style:font-size-complex="14pt" style:font-style-complex="italic"/>
    </style:style>
    <style:style style:name="T36" style:family="text">
      <style:text-properties style:font-name="Times New Roman4" fo:font-size="14pt" fo:language="uk" fo:country="UA" fo:font-style="italic" officeooo:rsid="0016c0e2" style:font-size-asian="14pt" style:font-style-asian="italic" style:font-size-complex="14pt" style:font-style-complex="italic"/>
    </style:style>
    <style:style style:name="T37" style:family="text">
      <style:text-properties style:font-name="Times New Roman4" fo:font-size="14pt" fo:language="uk" fo:country="UA" fo:font-style="italic" officeooo:rsid="001b83f9" style:font-size-asian="14pt" style:font-style-asian="italic" style:font-size-complex="14pt" style:font-style-complex="italic"/>
    </style:style>
    <style:style style:name="T38" style:family="text">
      <style:text-properties style:font-name="Times New Roman4" fo:font-size="14pt" fo:language="uk" fo:country="UA" fo:font-style="italic" officeooo:rsid="001ecc05" style:font-size-asian="14pt" style:font-style-asian="italic" style:font-size-complex="14pt" style:font-style-complex="italic"/>
    </style:style>
    <style:style style:name="T39" style:family="text">
      <style:text-properties style:font-name="Times New Roman4" fo:font-size="14pt" fo:language="uk" fo:country="UA" fo:font-style="italic" officeooo:rsid="001fc543" style:font-size-asian="14pt" style:font-style-asian="italic" style:font-size-complex="14pt" style:font-style-complex="italic"/>
    </style:style>
    <style:style style:name="T40" style:family="text">
      <style:text-properties style:font-name="Times New Roman4" fo:font-size="14pt" fo:language="uk" fo:country="UA" fo:font-style="normal" officeooo:rsid="00132fd1" style:font-size-asian="14pt" style:font-style-asian="normal" style:font-size-complex="14pt" style:font-style-complex="normal"/>
    </style:style>
    <style:style style:name="T41" style:family="text">
      <style:text-properties style:font-name="Times New Roman4" fo:font-size="14pt" fo:language="uk" fo:country="UA" fo:font-style="normal" officeooo:rsid="001383f9" style:font-size-asian="14pt" style:font-style-asian="normal" style:font-size-complex="14pt" style:font-style-complex="normal"/>
    </style:style>
    <style:style style:name="T42" style:family="text">
      <style:text-properties style:font-name="Times New Roman4" fo:font-size="14pt" fo:language="uk" fo:country="UA" fo:font-style="normal" officeooo:rsid="0014c876" style:font-size-asian="14pt" style:font-style-asian="normal" style:font-size-complex="14pt" style:font-style-complex="normal"/>
    </style:style>
    <style:style style:name="T43" style:family="text">
      <style:text-properties style:font-name="Times New Roman4" fo:font-size="14pt" fo:language="uk" fo:country="UA" fo:font-style="normal" officeooo:rsid="0016c0e2" style:font-size-asian="14pt" style:font-style-asian="normal" style:font-size-complex="14pt" style:font-style-complex="normal"/>
    </style:style>
    <style:style style:name="T44" style:family="text">
      <style:text-properties style:font-name="Times New Roman4" fo:font-size="14pt" fo:language="uk" fo:country="UA" fo:font-style="normal" officeooo:rsid="001871da" style:font-size-asian="14pt" style:font-style-asian="normal" style:font-size-complex="14pt" style:font-style-complex="normal"/>
    </style:style>
    <style:style style:name="T45" style:family="text">
      <style:text-properties style:font-name="Times New Roman4" fo:font-size="14pt" fo:language="uk" fo:country="UA" fo:font-style="normal" officeooo:rsid="001a453c" style:font-size-asian="14pt" style:font-style-asian="normal" style:font-size-complex="14pt" style:font-style-complex="normal"/>
    </style:style>
    <style:style style:name="T46" style:family="text">
      <style:text-properties style:font-name="Times New Roman4" fo:font-size="14pt" fo:language="uk" fo:country="UA" fo:font-style="normal" officeooo:rsid="001b83f9" style:font-size-asian="14pt" style:font-style-asian="normal" style:font-size-complex="14pt" style:font-style-complex="normal"/>
    </style:style>
    <style:style style:name="T47" style:family="text">
      <style:text-properties style:font-name="Times New Roman4" fo:font-size="14pt" fo:language="uk" fo:country="UA" fo:font-style="normal" officeooo:rsid="001dda70" style:font-size-asian="14pt" style:font-style-asian="normal" style:font-size-complex="14pt" style:font-style-complex="normal"/>
    </style:style>
    <style:style style:name="T48" style:family="text">
      <style:text-properties style:font-name="Times New Roman4" fo:font-size="14pt" fo:language="uk" fo:country="UA" fo:font-style="normal" officeooo:rsid="001ecc05" style:font-size-asian="14pt" style:font-style-asian="normal" style:font-size-complex="14pt" style:font-style-complex="normal"/>
    </style:style>
    <style:style style:name="T49" style:family="text">
      <style:text-properties style:font-name="Times New Roman4" fo:font-size="14pt" fo:language="uk" fo:country="UA" fo:font-style="normal" officeooo:rsid="001f447a" style:font-size-asian="14pt" style:font-style-asian="normal" style:font-size-complex="14pt" style:font-style-complex="normal"/>
    </style:style>
    <style:style style:name="T50" style:family="text">
      <style:text-properties style:font-name="Times New Roman4" fo:font-size="14pt" fo:language="uk" fo:country="UA" fo:font-style="normal" officeooo:rsid="001f682d" style:font-size-asian="14pt" style:font-style-asian="normal" style:font-size-complex="14pt" style:font-style-complex="normal"/>
    </style:style>
    <style:style style:name="T51" style:family="text">
      <style:text-properties style:font-name="Times New Roman4" fo:font-size="14pt" fo:language="uk" fo:country="UA" fo:font-style="normal" officeooo:rsid="001fc543" style:font-size-asian="14pt" style:font-style-asian="normal" style:font-size-complex="14pt" style:font-style-complex="normal"/>
    </style:style>
    <style:style style:name="T52" style:family="text">
      <style:text-properties style:font-name="Times New Roman4" fo:font-size="14pt" fo:language="uk" fo:country="UA" fo:font-style="normal" officeooo:rsid="00243400" style:font-size-asian="14pt" style:font-style-asian="normal" style:font-size-complex="14pt" style:font-style-complex="normal"/>
    </style:style>
    <style:style style:name="T53" style:family="text">
      <style:text-properties style:font-name="Times New Roman4" fo:font-style="normal" fo:font-weight="normal" officeooo:rsid="00292017" style:font-size-asian="12.25pt" style:font-style-asian="normal" style:font-weight-asian="normal" style:font-style-complex="normal" style:font-weight-complex="normal"/>
    </style:style>
    <style:style style:name="T54" style:family="text">
      <style:text-properties officeooo:rsid="0012cd85"/>
    </style:style>
    <style:style style:name="T55" style:family="text">
      <style:text-properties fo:font-style="normal" style:font-style-asian="normal" style:font-style-complex="normal"/>
    </style:style>
    <style:style style:name="T56" style:family="text">
      <style:text-properties fo:font-style="normal" officeooo:rsid="001871da" style:font-style-asian="normal" style:font-style-complex="normal"/>
    </style:style>
    <style:style style:name="T57" style:family="text">
      <style:text-properties fo:font-style="normal" officeooo:rsid="001fc543" style:font-style-asian="normal" style:font-style-complex="normal"/>
    </style:style>
    <style:style style:name="T58" style:family="text">
      <style:text-properties fo:font-style="normal" officeooo:rsid="0036e587" style:font-style-asian="normal" style:font-style-complex="normal"/>
    </style:style>
    <style:style style:name="T59" style:family="text">
      <style:text-properties fo:font-style="normal" officeooo:rsid="00378953" style:font-style-asian="normal" style:font-style-complex="normal"/>
    </style:style>
    <style:style style:name="T60" style:family="text">
      <style:text-properties fo:font-style="normal" officeooo:rsid="00391dec" style:font-style-asian="normal" style:font-style-complex="normal"/>
    </style:style>
    <style:style style:name="T61" style:family="text">
      <style:text-properties fo:font-style="normal" fo:font-weight="normal" officeooo:rsid="003294e8" style:font-style-asian="normal" style:font-weight-asian="normal" style:font-style-complex="normal" style:font-weight-complex="normal"/>
    </style:style>
    <style:style style:name="T62" style:family="text">
      <style:text-properties fo:font-style="normal" fo:font-weight="normal" officeooo:rsid="00346d22"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397b0e" style:font-style-asian="normal" style:font-style-complex="normal"/>
    </style:style>
    <style:style style:name="T65" style:family="text">
      <style:text-properties fo:font-style="normal" style:text-underline-style="none" officeooo:rsid="003b3d77" style:font-style-asian="normal" style:font-style-complex="normal"/>
    </style:style>
    <style:style style:name="T66" style:family="text">
      <style:text-properties fo:font-style="normal" style:text-underline-style="none" officeooo:rsid="003c234e" style:font-style-asian="normal" style:font-style-complex="normal"/>
    </style:style>
    <style:style style:name="T67" style:family="text">
      <style:text-properties officeooo:rsid="001871da"/>
    </style:style>
    <style:style style:name="T68" style:family="text">
      <style:text-properties fo:background-color="transparent" loext:char-shading-value="0"/>
    </style:style>
    <style:style style:name="T69"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70" style:family="text">
      <style:text-properties officeooo:rsid="0025ed2a"/>
    </style:style>
    <style:style style:name="T71" style:family="text">
      <style:text-properties officeooo:rsid="0026d6f8"/>
    </style:style>
    <style:style style:name="T72" style:family="text">
      <style:text-properties officeooo:rsid="00283ddc"/>
    </style:style>
    <style:style style:name="T73" style:family="text">
      <style:text-properties officeooo:rsid="00292017"/>
    </style:style>
    <style:style style:name="T74" style:family="text">
      <style:text-properties fo:font-weight="normal" style:font-weight-asian="normal" style:font-weight-complex="normal"/>
    </style:style>
    <style:style style:name="T75" style:family="text">
      <style:text-properties fo:font-weight="normal" officeooo:rsid="00292017" style:font-weight-asian="normal" style:font-weight-complex="normal"/>
    </style:style>
    <style:style style:name="T76" style:family="text">
      <style:text-properties officeooo:rsid="002d1afb"/>
    </style:style>
    <style:style style:name="T77" style:family="text">
      <style:text-properties fo:language="uk" fo:country="UA" style:font-size-asian="14pt"/>
    </style:style>
    <style:style style:name="T78" style:family="text">
      <style:text-properties fo:language="uk" fo:country="UA" fo:font-style="italic" style:font-size-asian="14pt" style:font-style-asian="italic" style:font-style-complex="italic"/>
    </style:style>
    <style:style style:name="T79" style:family="text">
      <style:text-properties officeooo:rsid="002e124a"/>
    </style:style>
    <style:style style:name="T80" style:family="text">
      <style:text-properties officeooo:rsid="002f98da"/>
    </style:style>
    <style:style style:name="T81" style:family="text">
      <style:text-properties officeooo:rsid="003104ff"/>
    </style:style>
    <style:style style:name="T82" style:family="text">
      <style:text-properties officeooo:rsid="001fc543" style:font-style-asian="normal" style:font-style-complex="normal"/>
    </style:style>
    <style:style style:name="T83" style:family="text">
      <style:text-properties officeooo:rsid="00318dfd" style:font-style-asian="normal" style:font-style-complex="normal"/>
    </style:style>
    <style:style style:name="T84" style:family="text">
      <style:text-properties officeooo:rsid="003294e8" style:font-style-asian="normal" style:font-style-complex="normal"/>
    </style:style>
    <style:style style:name="T85" style:family="text">
      <style:text-properties fo:font-weight="bold" officeooo:rsid="0010499d" style:font-style-asian="normal" style:font-weight-asian="bold" style:font-style-complex="normal" style:font-weight-complex="bold"/>
    </style:style>
    <style:style style:name="T86" style:family="text">
      <style:text-properties fo:font-weight="bold" officeooo:rsid="00318dfd" style:font-style-asian="normal" style:font-weight-asian="bold" style:font-style-complex="normal" style:font-weight-complex="bold"/>
    </style:style>
    <style:style style:name="T87" style:family="text">
      <style:text-properties officeooo:rsid="0034fef7"/>
    </style:style>
    <style:style style:name="T88" style:family="text">
      <style:text-properties officeooo:rsid="003e147f"/>
    </style:style>
    <style:style style:name="T89" style:family="text">
      <style:text-properties officeooo:rsid="004321ba"/>
    </style:style>
    <style:style style:name="T90" style:family="text">
      <style:text-properties officeooo:rsid="0044ec0f"/>
    </style:style>
    <style:style style:name="T91" style:family="text">
      <style:text-properties officeooo:rsid="003e4c9b"/>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text:bookmark-start text:name="__RefHeading__9910_981701279"/>ВСТУП<text:bookmark-end text:name="__RefHeading__9910_981701279"/></text:h>
      <text:p text:style-name="P57">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57">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57">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57">Проблемам класифікації графічних образів та, зокрема, облич людей притаманні такі особливості:</text:p>
      <text:p text:style-name="P57">- обчислювальна складність процесу класифікації;</text:p>
      <text:p text:style-name="P57">- масивність тренувального набору даних;</text:p>
      <text:p text:style-name="P57">- часте оновлення тренувального набору даних.</text:p>
      <text:p text:style-name="P57">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57"/>
      <text:h text:style-name="P118" text:outline-level="1"><text:bookmark-start text:name="__RefHeading__9912_981701279"/><text:soft-page-break/>1. ОГЛЯД ІСНУЮЧИХ РІШЕНЬ<text:bookmark-end text:name="__RefHeading__9912_981701279"/></text:h>
      <text:h text:style-name="P119" text:outline-level="2"><text:bookmark-start text:name="__RefHeading__9914_981701279"/>1.1. <text:s text:c="3"/>Огляд алгоритмів розпізнавання облич, як графічних об'єктів<text:bookmark-end text:name="__RefHeading__9914_981701279"/></text:h>
      <text:p text:style-name="P9">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4974366311241562958" text:style-name="Numbering_20_1">
        <text:list-item>
          <text:p text:style-name="P82"><text:span text:style-name="T22">використовуються ознаки Хоара, за допомогою </text:span><text:span text:style-name="T24"><text:s/></text:span><text:span text:style-name="T22">яких виконується пошук необхідного об'єкта;</text:span></text:p>
        </text:list-item>
        <text:list-item>
          <text:p text:style-name="P82"><text:span text:style-name="T22">зображення</text:span><text:span text:style-name="T24"> </text:span><text:span text:style-name="T22">подаються </text:span><text:span text:style-name="T24"><text:s/></text:span><text:span text:style-name="T22">в </text:span><text:span text:style-name="T24"><text:s/></text:span><text:span text:style-name="T22">інтегральному </text:span><text:span text:style-name="T24"><text:s/></text:span><text:span text:style-name="T22">представленні, що дозволяє швидко обчислювати значення </text:span><text:span text:style-name="T24"><text:s/></text:span><text:span text:style-name="T22">кожної ознаки;</text:span></text:p>
        </text:list-item>
        <text:list-item>
          <text:p text:style-name="P82"><text:span text:style-name="T22">використовується бустінг, для знаходження ознак,</text:span><text:span text:style-name="T24"> </text:span><text:span text:style-name="T22">які найкраще підходять для визначення шуканого об'єкта;</text:span></text:p>
        </text:list-item>
        <text:list-item>
          <text:p text:style-name="P82"><text:span text:style-name="T22">використовується каскад класифікаторів для </text:span><text:span text:style-name="T24"><text:s/></text:span><text:span text:style-name="T22">швидкого відкидання вікон, у яких шукані об'єкти відсутні.</text:span></text:p>
        </text:list-item>
      </text:list>
      <text:p text:style-name="P3">Перевагами даного методу є:</text:p>
      <text:list xml:id="list220312167028197" text:continue-numbering="true" text:style-name="Numbering_20_1">
        <text:list-item>
          <text:p text:style-name="P83">висока швидкодія, завдяки використанню каскадної структури;</text:p>
        </text:list-item>
        <text:list-item>
          <text:p text:style-name="P83">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1"><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1"><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1">Переваги методу:</text:p>
      <text:list xml:id="list220311895231805" text:continue-numbering="true" text:style-name="Numbering_20_1">
        <text:list-item>
          <text:p text:style-name="P117">цей метод є найбільш швидким методом знаходження класифікуючих функцій;</text:p>
        </text:list-item>
        <text:list-item>
          <text:p text:style-name="P117">метод зводиться до вирішення задачі квадратичного програмування в опуклій області, яка завжди має єдиний розв’язок;</text:p>
        </text:list-item>
        <text:list-item>
          <text:p text:style-name="P117">метод знаходить розділяючу смугу максимальної ширини, що дозволяє надалі здійснювати більш впевнену класифікацію.</text:p>
        </text:list-item>
      </text:list>
      <text:p text:style-name="P15">До недоліків можна віднести: </text:p>
      <text:list xml:id="list220310502409190" text:continue-numbering="true" text:style-name="Numbering_20_1">
        <text:list-item>
          <text:p text:style-name="P117">чутливість до шумів;</text:p>
        </text:list-item>
        <text:list-item>
          <text:p text:style-name="P117"><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1">1.1.3. Розріджена просіююча мережа (Sparse Network of Winnows,                      SNoW)</text:p>
      <text:p text:style-name="P48">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8">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2"><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0">Сильними сторонами методу є:</text:p>
      <text:list xml:id="list220310211789420" text:continue-numbering="true" text:style-name="Numbering_20_1">
        <text:list-item>
          <text:p text:style-name="P117">висока швидкодія, завдяки використанню каскадної структури;</text:p>
        </text:list-item>
        <text:list-item>
          <text:p text:style-name="P117">низька кількість помилок, на зображеннях без спотворень.</text:p>
        </text:list-item>
      </text:list>
      <text:p text:style-name="P50">До недоліків відносяться:</text:p>
      <text:list xml:id="list220311691292162" text:continue-numbering="true" text:style-name="Numbering_20_1">
        <text:list-item>
          <text:p text:style-name="P117">висока чутливість до шумів;</text:p>
        </text:list-item>
        <text:list-item>
          <text:p text:style-name="P117">необхідність вручну редагувати набір даних для тренування, а саме задавати точки, які вказують на очі та верхню губу.</text:p>
        </text:list-item>
      </text:list>
      <text:p text:style-name="P51">1.1.4. Вибір алгоритму розпізнавання облич</text:p>
      <text:p text:style-name="P21">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1">Зважаючи на ці та інші умови, у якості основного алгоритму класифікації було обрано метод Віоли-Джонса.</text:p>
      <text:p text:style-name="P56"/>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7">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6">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7">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2">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6">Ключовими елементами OpenMP є:</text:p>
      <text:list xml:id="list8962070856582882435" text:style-name="L1">
        <text:list-item>
          <text:p text:style-name="P88">конструкції для створення потоків (директива parallel);</text:p>
        </text:list-item>
        <text:list-item>
          <text:p text:style-name="P88">конструкції розподілу роботи між потоками (директиви do/for та section);</text:p>
        </text:list-item>
        <text:list-item>
          <text:p text:style-name="P88">конструкції для керування роботою з даними (вираз shared і private),</text:p>
        </text:list-item>
        <text:list-item>
          <text:p text:style-name="P88">конструкції для синхронізації потоків (директиви critical atomic і barrier);</text:p>
        </text:list-item>
        <text:list-item>
          <text:p text:style-name="P88">процедури бібліотеки підтримки часу виконанню (наприклад, omp_get_thread_num);</text:p>
        </text:list-item>
        <text:list-item>
          <text:p text:style-name="P88">змінні оточення (наприклад, OMP_NUM_THREADS). </text:p>
        </text:list-item>
      </text:list>
      <text:p text:style-name="P58"><text:tab/><text:span text:style-name="T13">OpenMP підтримується багатьма комерційними компіляторами, зокрема Oracle Solaris Studio, Visual C++ Compiler, GCC.</text:span></text:p>
      <text:p text:style-name="P9">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6">ми NVIDIA.</text:span></text:p>
      <text:p text:style-name="P10"><text:span text:style-name="T2">Г</text:span><text:span text:style-name="T1">рафічна підсистема комп'ютера з підтримкою CUDA може бути використана, як обчислювальна.</text:span></text:p>
      <text:p text:style-name="P2"><text:span text:style-name="T26">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1"><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220311807095386" text:continue-list="list220311691292162" text:style-name="Numbering_20_1">
        <text:list-item>
          <text:p text:style-name="P89">інтерфейс програмування додатків CUDA (CUDA API) заснований на стандартному мові програмування С з деякими обмеженнями;</text:p>
        </text:list-item>
        <text:list-item>
          <text:p text:style-name="P89">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89">більш ефективні транзакції між пам'яттю центрального процесора і відеопам'яттю;</text:p>
        </text:list-item>
        <text:list-item>
          <text:p text:style-name="P89">повна апаратна підтримка цілочисельних і побітових операцій;</text:p>
        </text:list-item>
        <text:list-item>
          <text:p text:style-name="P89">підтримка компіляції GPU коду засобами відкритого LLVM;</text:p>
        </text:list-item>
        <text:list-item>
          <text:p text:style-name="P90">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9">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49">Основною перевагою даної технології є її крос-платформеність, за що доводиться платити зниженням швидкодії.</text:p>
      <text:p text:style-name="P9">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5488117866834556884" text:style-name="L2">
        <text:list-item>
          <text:p text:style-name="P87">оголошення, форматування та отримання доступу до даних, що виконуються на акселераторі;</text:p>
        </text:list-item>
        <text:list-item>
          <text:p text:style-name="P87">перенесення даних на акселератор;</text:p>
        </text:list-item>
        <text:list-item>
          <text:p text:style-name="P87">конструкцію “parallel_for_each”, для запуску операцій на акселераторі;</text:p>
        </text:list-item>
        <text:list-item>
          <text:p text:style-name="P87">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9">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3"><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3">1.2.5 Вибір технології ведення паралельних обчислень</text:p>
      <text:p text:style-name="P55"><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72">2. АДАПТУВАННЯ МЕТОДІВ ВИЯВЛЕННЯ ОБЛИЧ ДЛЯ ГЕТЕРОГЕННИХ ПАРАЛЕЛЬНИХ АРХІТЕКТУР</text:p>
      <text:p text:style-name="P71">2.<text:span text:style-name="T76">1</text:span> Адаптування метода Віоли-Джонса для гетерогенних паралельних       архітектур</text:p>
      <text:p text:style-name="P70"><text:span text:style-name="T7"><text:tab/></text:span><text:span text:style-name="T8">2.1.1 Загальний опис метода Віоли-Джонса</text:span></text:p>
      <text:p text:style-name="P14">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9">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0"/>
      <text:p text:style-name="P20">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79"><draw:frame draw:style-name="fr1" draw:name="graphics1" text:anchor-type="as-char" svg:y="0cm" svg:width="7.625cm" svg:height="5.489cm" draw:z-index="0"><draw:image xlink:href="Pictures/1000000000000243000001B0F254E3DD.png" xlink:type="simple" xlink:show="embed" xlink:actuate="onLoad"/></draw:frame></text:p>
      <text:p text:style-name="P74">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79"><draw:frame draw:style-name="fr2" draw:name="graphics2" text:anchor-type="as-char" svg:y="0cm" svg:width="6.923cm" svg:height="4.484cm" draw:z-index="1"><draw:image xlink:href="Pictures/1000000000000134000000CC26BEC423.png" xlink:type="simple" xlink:show="embed" xlink:actuate="onLoad"/></draw:frame></text:p>
      <text:p text:style-name="P75">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80"><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80"><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P81">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text:span text:style-name="T54">GPGPU</text:span> інтегральне зображення можна обчислити, <text:span text:style-name="T54">додаючи</text:span>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79"><text:tab/><draw:frame draw:style-name="fr3" draw:name="graphics3" text:anchor-type="as-char" svg:width="14.261cm" svg:height="4.992cm" draw:z-index="7"><draw:image xlink:href="Pictures/100000000000025B000000DDDE0F6924.png" xlink:type="simple" xlink:show="embed" xlink:actuate="onLoad"/></draw:frame></text:p>
      <text:p text:style-name="P73">Рис. 3. Оптимізація процесу знаходження інтегрального зображення, використовуючи архітектуру <text:span text:style-name="T54">GPGPU</text:span></text:p>
      <text:p text:style-name="P18">2.1.3 Підготовка розподіленого набору даних</text:p>
      <text:p text:style-name="P23">Кількість значень ознак за якими буде відбуватись тренування класифікатора може бути досить значною. Наприклад, для <text:span text:style-name="T54">вікна</text:span>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P23"><text:span text:style-name="T54"><text:s/>Також, оскільки тренування класифікаторів буде проводитись за </text:span><text:soft-page-break/><text:span text:style-name="T54">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span></text:p>
      <text:p text:style-name="P12"><text:span text:style-name="T54">Таким чином, е</text:span>тап підготовки розподіленого <text:span text:style-name="T54">набору</text:span> даних полягає в наступних діях:</text:p>
      <text:list xml:id="list8121564153308190482" text:style-name="L3">
        <text:list-item>
          <text:p text:style-name="P97"><text:span text:style-name="Основной_20_шрифт_20_абзаца"><text:span text:style-name="T27">зчитати значення </text:span></text:span><text:span text:style-name="Основной_20_шрифт_20_абзаца"><text:span text:style-name="T32">W</text:span></text:span><text:span text:style-name="Основной_20_шрифт_20_абзаца"><text:span text:style-name="T27">, </text:span></text:span><text:span text:style-name="Основной_20_шрифт_20_абзаца"><text:span text:style-name="T32">H</text:span></text:span><text:span text:style-name="Основной_20_шрифт_20_абзаца"><text:span text:style-name="T27"> – довжину та ширину зображень, за якими буде проводитись тренування;</text:span></text:span></text:p>
        </text:list-item>
        <text:list-item>
          <text:p text:style-name="P97"><text:span text:style-name="Основной_20_шрифт_20_абзаца"><text:span text:style-name="T27">зчитати порядковий номер </text:span></text:span><text:span text:style-name="Основной_20_шрифт_20_абзаца"><text:span text:style-name="T32">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32">K</text:span></text:span><text:span text:style-name="Основной_20_шрифт_20_абзаца"><text:span text:style-name="T27"> у розподіленій системі;</text:span></text:span></text:p>
        </text:list-item>
        <text:list-item>
          <text:p text:style-name="P97"><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32">N</text:span></text:span><text:span text:style-name="Основной_20_шрифт_20_абзаца"><text:span text:style-name="T27">, за формулою</text:span></text:span><text:span text:style-name="Основной_20_шрифт_20_абзаца"><text:span text:style-name="T27"><draw:frame draw:style-name="fr9" draw:name="Object3" text:anchor-type="as-char" svg:width="6.833cm" svg:height="0.533cm" draw:z-index="9"><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9" draw:name="Object5" text:anchor-type="as-char" svg:width="0.646cm" svg:height="0.533cm" draw:z-index="10"><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9" draw:name="Object6" text:anchor-type="as-char" svg:width="0.711cm" svg:height="0.533cm" draw:z-index="11"><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32">F</text:span></text:span><text:span text:style-name="Основной_20_шрифт_20_абзаца"><text:span text:style-name="T27"> - кількість ознак;</text:span></text:span></text:p>
        </text:list-item>
        <text:list-item>
          <text:p text:style-name="P97"><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7">, обчислити її значення для кожного з тренувальних зображень;</text:span></text:span></text:p>
        </text:list-item>
        <text:list-item>
          <text:p text:style-name="P97"><text:span text:style-name="Основной_20_шрифт_20_абзаца"><text:span text:style-name="T28">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33">2.1.4 Тренування слабкого класифікатора</text:span></text:span></text:p>
      <text:p text:style-name="P30"><text:span text:style-name="Основной_20_шрифт_20_абзаца"><text:span text:style-name="T40">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text:span></text:span><text:span text:style-name="Основной_20_шрифт_20_абзаца"><text:span text:style-name="T41">Також оскільки дерево рішень однорівневе</text:span></text:span><text:span text:style-name="Основной_20_шрифт_20_абзаца"><text:span text:style-name="T40">, </text:span></text:span><text:span text:style-name="Основной_20_шрифт_20_абзаца"><text:span text:style-name="T41">то воно, а також їх композиція, не схильні до перенавчання.</text:span></text:span></text:p>
      <text:p text:style-name="P24"><text:span text:style-name="Основной_20_шрифт_20_абзаца"><text:span text:style-name="T41">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41">ознак — інформаційний виграш </text:span></text:span><text:span text:style-name="Основной_20_шрифт_20_абзаца"><text:span text:style-name="T42">(information gain)</text:span></text:span><text:span text:style-name="Основной_20_шрифт_20_абзаца"><text:span text:style-name="T41"> — яка показуватиме наскільки добре ознака розділяє тренувальні екземпляри в залежності від цільового значення.</text:span></text:span></text:p>
      <text:p text:style-name="P25"><text:span text:style-name="Основной_20_шрифт_20_абзаца"><text:span text:style-name="T42">З метою визначити інформаційний виграш, </text:span></text:span><text:span text:style-name="Основной_20_шрифт_20_абзаца"><text:span text:style-name="T43">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text:span></text:span><text:span text:style-name="Основной_20_шрифт_20_абзаца"><text:span text:style-name="T44">для набору даних </text:span></text:span><text:span text:style-name="Основной_20_шрифт_20_абзаца"><text:span text:style-name="T34">S</text:span></text:span><text:span text:style-name="Основной_20_шрифт_20_абзаца"><text:span text:style-name="T44">, у якому цільовий атрибут може набувати </text:span></text:span><text:span text:style-name="Основной_20_шрифт_20_абзаца"><text:span text:style-name="T34">c </text:span></text:span><text:span text:style-name="Основной_20_шрифт_20_абзаца"><text:span text:style-name="T44">різних значень, ентропія визначається як:</text:span></text:span></text:p>
      <text:p text:style-name="P62"><text:span text:style-name="Основной_20_шрифт_20_абзаца"><text:span text:style-name="T44"><draw:frame draw:style-name="fr8" draw:name="Object11" text:anchor-type="as-char" svg:y="-0.714cm" svg:width="3.764cm" svg:height="1.141cm" draw:z-index="16"><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44">,</text:span></text:span></text:p>
      <text:p text:style-name="P65"><text:span text:style-name="T67">де </text:span><text:span text:style-name="T67"><draw:frame draw:style-name="fr8" draw:name="Object15" text:anchor-type="as-char" svg:y="-0.377cm" svg:width="0.543cm" svg:height="0.533cm" draw:z-index="17"><draw:object xlink:href="./Object 15" xlink:type="simple" xlink:show="embed" xlink:actuate="onLoad"/><draw:image xlink:href="./ObjectReplacements/Object 15" xlink:type="simple" xlink:show="embed" xlink:actuate="onLoad"/><svg:desc>formula</svg:desc></draw:frame></text:span><text:span text:style-name="T67">- відношення екземплярів, цільовий атрибут яких має значення </text:span><text:span text:style-name="T16">i</text:span><text:span text:style-name="T56">,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43">для набору даних </text:span></text:span><text:span text:style-name="Основной_20_шрифт_20_абзаца"><text:span text:style-name="T36">S</text:span></text:span><text:span text:style-name="Основной_20_шрифт_20_абзаца"><text:span text:style-name="T43">, що містить </text:span></text:span><text:span text:style-name="Основной_20_шрифт_20_абзаца"><text:span text:style-name="T45">лише </text:span></text:span><text:span text:style-name="Основной_20_шрифт_20_абзаца"><text:span text:style-name="T43">позитивні та негативні екземпляри, ентропія становитиме:</text:span></text:span></text:p>
      <text:p text:style-name="P61"><text:span text:style-name="Основной_20_шрифт_20_абзаца"><text:span text:style-name="T43"><draw:frame draw:style-name="fr8" draw:name="Object7" text:anchor-type="as-char" svg:y="-0.386cm" svg:width="5.299cm" svg:height="0.542cm" draw:z-index="12"><draw:object xlink:href="./Object 10" xlink:type="simple" xlink:show="embed" xlink:actuate="onLoad"/><draw:image xlink:href="./ObjectReplacements/Object 10" xlink:type="simple" xlink:show="embed" xlink:actuate="onLoad"/></draw:frame></text:span></text:span></text:p>
      <text:p text:style-name="P59"><text:span text:style-name="Основной_20_шрифт_20_абзаца"><text:span text:style-name="T44">де </text:span></text:span><text:span text:style-name="Основной_20_шрифт_20_абзаца"><text:span text:style-name="T44"><draw:frame draw:style-name="fr8" draw:name="Object8" text:anchor-type="as-char" svg:y="-0.377cm" svg:width="0.624cm" svg:height="0.533cm" draw:z-index="13"><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44">- це відношення позитивних екземплярів до усіх екземплярів та</text:span></text:span><text:span text:style-name="Основной_20_шрифт_20_абзаца"><text:span text:style-name="T44"><draw:frame draw:style-name="fr8" draw:name="Object9" text:anchor-type="as-char" svg:y="-0.377cm" svg:width="0.6cm" svg:height="0.533cm" draw:z-index="14"><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44">-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44"><draw:frame draw:style-name="fr8" draw:name="Object10" text:anchor-type="as-char" svg:y="-0.377cm" svg:width="1.998cm" svg:height="0.533cm" draw:z-index="1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44">.</text:span></text:span></text:p>
      <text:p text:style-name="P26"><text:span text:style-name="Основной_20_шрифт_20_абзаца"><text:span text:style-name="T45">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35">G(S,A)</text:span></text:span><text:span text:style-name="Основной_20_шрифт_20_абзаца"><text:span text:style-name="T45"> ознаки </text:span></text:span><text:span text:style-name="Основной_20_шрифт_20_абзаца"><text:span text:style-name="T35">A</text:span></text:span><text:span text:style-name="Основной_20_шрифт_20_абзаца"><text:span text:style-name="T45"> відносно набору даних </text:span></text:span><text:span text:style-name="Основной_20_шрифт_20_абзаца"><text:span text:style-name="T35">S</text:span></text:span><text:span text:style-name="Основной_20_шрифт_20_абзаца"><text:span text:style-name="T45">, визначається як:</text:span></text:span></text:p>
      <text:p text:style-name="P63"><text:span text:style-name="Основной_20_шрифт_20_абзаца"><text:span text:style-name="T45"><draw:frame draw:style-name="fr8" draw:name="Object16" text:anchor-type="as-char" svg:y="-0.684cm" svg:width="5.913cm" svg:height="1.134cm" draw:z-index="1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45">,</text:span></text:span></text:p>
      <text:p text:style-name="P60"><text:span text:style-name="Основной_20_шрифт_20_абзаца"><text:span text:style-name="T45">де </text:span></text:span><text:span text:style-name="Основной_20_шрифт_20_абзаца"><text:span text:style-name="T35"><draw:frame draw:style-name="fr8" draw:name="Object18" text:anchor-type="as-char" svg:y="-0.386cm" svg:width="1.198cm" svg:height="0.51cm" draw:z-index="20"><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45"> — це множина усіх можливих значень ознаки A та </text:span></text:span><text:span text:style-name="Основной_20_шрифт_20_абзаца"><text:span text:style-name="T45"><draw:frame draw:style-name="fr8" draw:name="Object17" text:anchor-type="as-char" svg:y="-0.377cm" svg:width="0.577cm" svg:height="0.533cm" draw:z-index="19"><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45">- це підмножина набору даних </text:span></text:span><text:span text:style-name="Основной_20_шрифт_20_абзаца"><text:span text:style-name="T35">S</text:span></text:span><text:span text:style-name="Основной_20_шрифт_20_абзаца"><text:span text:style-name="T45">, для якої ознака </text:span></text:span><text:span text:style-name="Основной_20_шрифт_20_абзаца"><text:span text:style-name="T35">A</text:span></text:span><text:span text:style-name="Основной_20_шрифт_20_абзаца"><text:span text:style-name="T45"> має значення </text:span></text:span><text:span text:style-name="Основной_20_шрифт_20_абзаца"><text:span text:style-name="T37">v</text:span></text:span><text:span text:style-name="Основной_20_шрифт_20_абзаца"><text:span text:style-name="T46">: </text:span></text:span><text:span text:style-name="Основной_20_шрифт_20_абзаца"><text:span text:style-name="T46"><draw:frame draw:style-name="fr8" draw:name="Object19" text:anchor-type="as-char" svg:y="-0.386cm" svg:width="3.971cm" svg:height="0.542cm" draw:z-index="2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46">.</text:span></text:span></text:p>
      <text:p text:style-name="P27"><text:span text:style-name="Основной_20_шрифт_20_абзаца"><text:span text:style-name="T47">Вищенаведені означення оперують лише з дискретними значеннями </text:span></text:span><text:soft-page-break/><text:span text:style-name="Основной_20_шрифт_20_абзаца"><text:span text:style-name="T47">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47"><draw:frame draw:style-name="fr8" draw:name="Object20" text:anchor-type="as-char" svg:y="-0.377cm" svg:width="0.653cm" svg:height="0.533cm" draw:z-index="22"><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47">, яка класифікуватиме вхідні дані наступним чином:</text:span></text:span></text:p>
      <text:p text:style-name="P66"><text:span text:style-name="Основной_20_шрифт_20_абзаца"><text:span text:style-name="T47"><draw:frame draw:style-name="fr8" draw:name="Object21" text:anchor-type="as-char" svg:y="-0.607cm" svg:width="2.173cm" svg:height="1.06cm" draw:z-index="23"><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47"> <text:s text:c="53"/></text:span></text:span><text:span text:style-name="Основной_20_шрифт_20_абзаца"><text:span text:style-name="T52">(1)</text:span></text:span></text:p>
      <text:p text:style-name="P28"><text:span text:style-name="Основной_20_шрифт_20_абзаца"><text:span text:style-name="T48">Постає проблема, яким чином обирати порогове значення </text:span></text:span><text:span text:style-name="Основной_20_шрифт_20_абзаца"><text:span text:style-name="T38">с</text:span></text:span><text:span text:style-name="Основной_20_шрифт_20_абзаца"><text:span text:style-name="T48">.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P31"><text:span text:style-name="Основной_20_шрифт_20_абзаца"><text:span text:style-name="T51">Таким чином для проведення класифікації графічних об'єктів з допомогою одноровневого дерева рішень необхідні такі значення:</text:span></text:span></text:p>
      <text:list xml:id="list1909143769238782921" text:style-name="L4">
        <text:list-item>
          <text:p text:style-name="P100"><text:span text:style-name="Основной_20_шрифт_20_абзаца"><text:span text:style-name="T25">індекс ознаки, за якою відбувається класифікація</text:span></text:span></text:p>
        </text:list-item>
        <text:list-item>
          <text:p text:style-name="P84"><text:span text:style-name="Основной_20_шрифт_20_абзаца"><text:span text:style-name="T57">значення ознаки, за якою відбувається класифікація;</text:span></text:span></text:p>
        </text:list-item>
        <text:list-item>
          <text:p text:style-name="P84"><text:span text:style-name="Основной_20_шрифт_20_абзаца"><text:span text:style-name="T57">знак нерівності.</text:span></text:span></text:p>
        </text:list-item>
      </text:list>
      <text:p text:style-name="P29"><text:span text:style-name="Основной_20_шрифт_20_абзаца"><text:span text:style-name="T49">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49"><draw:frame draw:style-name="fr8" draw:name="Object22" text:anchor-type="as-char" svg:y="-0.437cm" svg:width="2.118cm" svg:height="0.559cm" draw:z-index="25"><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49">. </text:span></text:span></text:p>
      <text:p text:style-name="P29"><text:span text:style-name="Основной_20_шрифт_20_абзаца"><text:span text:style-name="T49">Для </text:span></text:span><text:span text:style-name="Основной_20_шрифт_20_абзаца"><text:span text:style-name="T50">знаходження</text:span></text:span><text:span text:style-name="Основной_20_шрифт_20_абзаца"><text:span text:style-name="T49"> найкращого порогового значення </text:span></text:span><text:span text:style-name="Основной_20_шрифт_20_абзаца"><text:span text:style-name="T50">можна застосувати двоетапну редукцію значень ознаки. Такий підхід ефективно </text:span></text:span><text:soft-page-break/><text:span text:style-name="Основной_20_шрифт_20_абзаца"><text:span text:style-name="T50">реалізовується за допомогою архітектури</text:span></text:span><text:span text:style-name="Основной_20_шрифт_20_абзаца"><text:span text:style-name="T49"> </text:span></text:span><text:span text:style-name="Основной_20_шрифт_20_абзаца"><text:span text:style-name="T50">GPGPU</text:span></text:span><text:span text:style-name="Основной_20_шрифт_20_абзаца"><text:span text:style-name="T49">.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49"><draw:frame draw:style-name="fr4" draw:name="Image1" text:anchor-type="as-char" svg:width="16.004cm" svg:height="11.809cm" draw:z-index="24"><draw:image xlink:href="Pictures/100002010000044F0000032EC9576D88.png" xlink:type="simple" xlink:show="embed" xlink:actuate="onLoad"/></draw:frame></text:span></text:span></text:p>
      <text:p text:style-name="PicDescr"><text:span text:style-name="Основной_20_шрифт_20_абзаца"><text:span text:style-name="T50">Рис. 5. Пошук найкращого порогового значення</text:span></text:span></text:p>
      <text:p text:style-name="P33">Отже, процес <text:span text:style-name="T70">знаходження найкращого дерева рішень в межах однієї ознаки</text:span> складається з таких кроків:</text:p>
      <text:list xml:id="list2931030860721616664" text:style-name="L5">
        <text:list-item>
          <text:p text:style-name="P101">Відсортувати значення кожної ознаки <text:span text:style-name="T72">та</text:span> визначити суміжні значення в залежності від значення цільового атрибута.</text:p>
        </text:list-item>
        <text:list-item>
          <text:p text:style-name="P101">Визначити можливі порогові значення для кожної пари суміжних значень.</text:p>
        </text:list-item>
        <text:list-item>
          <text:p text:style-name="P101">Ввести множину дискретних ознак, які проводять класифікацію в залежності від порогового значення за формулою (1).</text:p>
        </text:list-item>
        <text:list-item>
          <text:p text:style-name="P101">Визначити ентропію для кожної введеної дискретної ознаки.</text:p>
        </text:list-item>
        <text:list-item>
          <text:p text:style-name="P101">Визначити інформаційний виграш для кожної дискретної ознаки.</text:p>
        </text:list-item>
        <text:list-item>
          <text:p text:style-name="P101">Знайти дискретну ознаку, що володіє найбільшим значенням інформаційного виграшу.</text:p>
        </text:list-item>
        <text:list-item>
          <text:p text:style-name="P101"><text:soft-page-break/>Сформувати однорівневе дерево рішень, що базується на значенні дискретної ознаки, знайденої у п. 6.</text:p>
        </text:list-item>
      </text:list>
      <text:p text:style-name="P34">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text:span text:style-name="T71">такими</text:span> факторами:</text:p>
      <text:list xml:id="list2547888272370315043" text:style-name="L6">
        <text:list-item>
          <text:p text:style-name="P102">Розподілений характер тренувального набору даних: кожна обчислювальна машина володіє лише невеликою частиною <text:span text:style-name="T72">повного</text:span> набору даних.</text:p>
        </text:list-item>
        <text:list-item>
          <text:p text:style-name="P102">Велика кількість ознак Хоара: для зображення розміром <draw:frame draw:style-name="fr8" draw:name="Object23" text:anchor-type="as-char" svg:y="-0.377cm" svg:width="1.009cm" svg:height="0.467cm" draw:z-index="27"><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28"><draw:object xlink:href="./Object 24" xlink:type="simple" xlink:show="embed" xlink:actuate="onLoad"/><draw:image xlink:href="./ObjectReplacements/Object 24" xlink:type="simple" xlink:show="embed" xlink:actuate="onLoad"/></draw:frame>.</text:p>
        </text:list-item>
      </text:list>
      <text:p text:style-name="P35">Етап пошуку найкращого дерева рішень у межах усіх ознак складається з таких кроків:</text:p>
      <text:list xml:id="list4169662621656329881" text:style-name="L7">
        <text:list-item>
          <text:p text:style-name="P98"><text:span text:style-name="Основной_20_шрифт_20_абзаца"><text:span text:style-name="T27">зчитати порядковий номер </text:span></text:span><text:span text:style-name="Основной_20_шрифт_20_абзаца"><text:span text:style-name="T32">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32">K</text:span></text:span><text:span text:style-name="Основной_20_шрифт_20_абзаца"><text:span text:style-name="T27"> у розподіленій системі;</text:span></text:span></text:p>
        </text:list-item>
        <text:list-item>
          <text:p text:style-name="P98"><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32">N</text:span></text:span><text:span text:style-name="Основной_20_шрифт_20_абзаца"><text:span text:style-name="T27">, за формулою</text:span></text:span><text:span text:style-name="Основной_20_шрифт_20_абзаца"><text:span text:style-name="T27"><draw:frame draw:style-name="fr9" draw:name="Object26" text:anchor-type="as-char" svg:width="6.833cm" svg:height="0.533cm" draw:z-index="30"><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9" draw:name="Object27" text:anchor-type="as-char" svg:width="0.646cm" svg:height="0.533cm" draw:z-index="31"><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9" draw:name="Object28" text:anchor-type="as-char" svg:width="0.711cm" svg:height="0.533cm" draw:z-index="32"><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32">F</text:span></text:span><text:span text:style-name="Основной_20_шрифт_20_абзаца"><text:span text:style-name="T27"> - кількість ознак;</text:span></text:span></text:p>
        </text:list-item>
        <text:list-item>
          <text:p text:style-name="P98"><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9" draw:name="Object25" text:anchor-type="as-char" svg:width="1.646cm" svg:height="0.533cm" draw:z-index="33"><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7">, виконати </text:span></text:span><text:span text:style-name="Основной_20_шрифт_20_абзаца"><text:span text:style-name="T29">пункти 1-7 етапу знаходження найкращого дерева рішень в межах однієї ознаки</text:span></text:span><text:span text:style-name="Основной_20_шрифт_20_абзаца"><text:span text:style-name="T27"> з індексом </text:span></text:span><text:span text:style-name="Основной_20_шрифт_20_абзаца"><text:span text:style-name="T32">і</text:span></text:span><text:span text:style-name="Основной_20_шрифт_20_абзаца"><text:span text:style-name="T27">;</text:span></text:span></text:p>
        </text:list-item>
        <text:list-item>
          <text:p text:style-name="P98"><text:span text:style-name="Основной_20_шрифт_20_абзаца"><text:span text:style-name="T27">прокласифікувати набір даних, використовуючи натренований класифікатор;</text:span></text:span></text:p>
        </text:list-item>
        <text:list-item>
          <text:p text:style-name="P98"><text:span text:style-name="Основной_20_шрифт_20_абзаца"><text:span text:style-name="T27">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98"><text:span text:style-name="Основной_20_шрифт_20_абзаца"><text:span text:style-name="T27">надіслати пакет даних головному процесу;</text:span></text:span></text:p>
        </text:list-item>
        <text:list-item>
          <text:p text:style-name="P98"><text:span text:style-name="Основной_20_шрифт_20_абзаца"><text:span text:style-name="T27">на стороні головного процеса прийняти пакети даних, що були надіслані іншими процесами;</text:span></text:span></text:p>
        </text:list-item>
        <text:list-item>
          <text:p text:style-name="P98"><text:span text:style-name="Основной_20_шрифт_20_абзаца"><text:span text:style-name="T30">знайти класифікатор з найменшою частотою помилок.</text:span></text:span></text:p>
        </text:list-item>
      </text:list>
      <text:p text:style-name="P31"><text:soft-page-break/></text:p>
      <text:p text:style-name="P31"><text:span text:style-name="Основной_20_шрифт_20_абзаца"><text:span text:style-name="T39">2.1.5 Тренування сильного класифікатора</text:span></text:span></text:p>
      <text:p text:style-name="P31">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32">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673410178532050561" text:style-name="L8">
        <text:list-item>
          <text:p text:style-name="P85">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03"><text:span text:style-name="T23">кожному слабкому класифікатору присвоюється певна вага, а сильному класифікатору </text:span><text:span text:style-name="T6">–</text:span><text:span text:style-name="T23"> певне порогове значення.</text:span></text:p>
        </text:list-item>
      </text:list>
      <text:p text:style-name="P5">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29"><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5">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5"><text:span text:style-name="Основной_20_шрифт_20_абзаца"><text:span text:style-name="T57">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text:span text:style-name="T73">6</text:span>] автори перенесли основну частину обчислень на графічний процесор та показали пришвидшення про<text:span text:style-name="T73">ц</text:span>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Standard"><text:span text:style-name="T74">Проблемі тренування класифікатора присвячена робота [</text:span><text:span text:style-name="T75">7</text:span><text:span text:style-name="T74">].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span></text:p>
      <text:list xml:id="list528875163848759891" text:style-name="L9">
        <text:list-item>
          <text:p text:style-name="P104">нерівномірне навантаження на елементи системи;</text:p>
        </text:list-item>
        <text:list-item>
          <text:p text:style-name="P104">неможливість масштабувати метод на систему, що містить більше 51-<text:span text:style-name="T73">г</text:span>о обчислювального елемента.</text:p>
        </text:list-item>
      </text:list>
      <text:p text:style-name="P36"><text:span text:style-name="Основной_20_шрифт_20_абзаца"><text:span text:style-name="T53">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3801003341173610341" text:style-name="L10">
        <text:list-item>
          <text:p text:style-name="P99"><text:span text:style-name="Основной_20_шрифт_20_абзаца"><text:span text:style-name="T31">З</text:span></text:span><text:span text:style-name="Основной_20_шрифт_20_абзаца"><text:span text:style-name="T27">читати порядковий номер </text:span></text:span><text:span text:style-name="Основной_20_шрифт_20_абзаца"><text:span text:style-name="T32">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32">K</text:span></text:span><text:span text:style-name="Основной_20_шрифт_20_абзаца"><text:span text:style-name="T27"> у розподіленій системі.</text:span></text:span></text:p>
        </text:list-item>
        <text:list-item>
          <text:p text:style-name="P92"><text:span text:style-name="Основной_20_шрифт_20_абзаца"><text:span text:style-name="T77">Визначити проміжок індексів ознак, що стосуються процеса </text:span></text:span><text:span text:style-name="Основной_20_шрифт_20_абзаца"><text:span text:style-name="T78">N</text:span></text:span><text:span text:style-name="Основной_20_шрифт_20_абзаца"><text:span text:style-name="T77">, за формулою</text:span></text:span><text:span text:style-name="Основной_20_шрифт_20_абзаца"><text:span text:style-name="T77"><draw:frame draw:style-name="fr9" draw:name="Object29" text:anchor-type="as-char" svg:width="6.833cm" svg:height="0.533cm" draw:z-index="34"><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77">, де</text:span></text:span><text:span text:style-name="Основной_20_шрифт_20_абзаца"><text:span text:style-name="T77"><draw:frame draw:style-name="fr9" draw:name="Object30" text:anchor-type="as-char" svg:width="0.646cm" svg:height="0.533cm" draw:z-index="35"><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77">– нижня межа проміжку,</text:span></text:span><text:span text:style-name="Основной_20_шрифт_20_абзаца"><text:span text:style-name="T77"><draw:frame draw:style-name="fr9" draw:name="Object31" text:anchor-type="as-char" svg:width="0.711cm" svg:height="0.533cm" draw:z-index="3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77">– верхня межа проміжку, </text:span></text:span><text:span text:style-name="Основной_20_шрифт_20_абзаца"><text:span text:style-name="T78">F</text:span></text:span><text:span text:style-name="Основной_20_шрифт_20_абзаца"><text:span text:style-name="T77"> - кількість ознак.</text:span></text:span></text:p>
        </text:list-item>
        <text:list-item>
          <text:p text:style-name="P92">Для кожного тренувального екземпляра <draw:frame draw:style-name="fr8" draw:name="Object32" text:anchor-type="as-char" svg:y="-0.386cm" svg:width="3.493cm" svg:height="0.542cm" draw:z-index="38"><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39"><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40"><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41"><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93">Якщо кількість слабких класифікаторів достатня — завершити роботу, <text:span text:style-name="T76">інакше — перехід до п.5.</text:span></text:p>
        </text:list-item>
        <text:list-item>
          <text:p text:style-name="P95">Нормалізувати ваги тренувальних екземплярів, використовуючи формулу: <draw:frame draw:style-name="fr8" draw:name="Object36" text:anchor-type="as-char" svg:y="-0.684cm" svg:width="2.425cm" svg:height="1.736cm" draw:z-index="42"><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43"><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94"><text:span text:style-name="T79">В</text:span>иконати пункти 1-8 етапу тренування слабкого класифікатора, <text:span text:style-name="T79">при чому для визначення кількості помилок класифікатора використовувати формулу, що враховує вагу тренувальних екземплярів: </text:span><text:span text:style-name="T79"><draw:frame draw:style-name="fr8" draw:name="Object38" text:anchor-type="as-char" svg:y="-0.432cm" svg:width="3.094cm" svg:height="0.861cm" draw:z-index="44"><draw:object xlink:href="./Object 38" xlink:type="simple" xlink:show="embed" xlink:actuate="onLoad"/><draw:image xlink:href="./ObjectReplacements/Object 38" xlink:type="simple" xlink:show="embed" xlink:actuate="onLoad"/></draw:frame></text:span><text:span text:style-name="T79">, де </text:span><text:span text:style-name="T79"><draw:frame draw:style-name="fr8" draw:name="Object39" text:anchor-type="as-char" svg:y="-0.377cm" svg:width="0.536cm" svg:height="0.533cm" draw:z-index="45"><draw:object xlink:href="./Object 39" xlink:type="simple" xlink:show="embed" xlink:actuate="onLoad"/><draw:image xlink:href="./ObjectReplacements/Object 39" xlink:type="simple" xlink:show="embed" xlink:actuate="onLoad"/></draw:frame></text:span><text:span text:style-name="T79">- класифікатори, отримані у п.8 етапу тренування слабкого класифікатора.</text:span></text:p>
        </text:list-item>
        <text:list-item>
          <text:p text:style-name="P96">Оновити вагу тренувальних екземплярів: <draw:frame draw:style-name="fr8" draw:name="Object40" text:anchor-type="as-char" svg:y="-0.446cm" svg:width="2.789cm" svg:height="0.601cm" draw:z-index="46"><draw:object xlink:href="./Object 40" xlink:type="simple" xlink:show="embed" xlink:actuate="onLoad"/><draw:image xlink:href="./ObjectReplacements/Object 40" xlink:type="simple" xlink:show="embed" xlink:actuate="onLoad"/></draw:frame>, <text:span text:style-name="T80">де </text:span><text:span text:style-name="T80"><draw:frame draw:style-name="fr8" draw:name="Object41" text:anchor-type="as-char" svg:y="-0.377cm" svg:width="1.06cm" svg:height="0.533cm" draw:z-index="47"><draw:object xlink:href="./Object 41" xlink:type="simple" xlink:show="embed" xlink:actuate="onLoad"/><draw:image xlink:href="./ObjectReplacements/Object 41" xlink:type="simple" xlink:show="embed" xlink:actuate="onLoad"/></draw:frame></text:span><text:span text:style-name="T80">, якщо екземпляр </text:span><text:span text:style-name="T80"><draw:frame draw:style-name="fr8" draw:name="Object45" text:anchor-type="as-char" svg:y="-0.377cm" svg:width="0.508cm" svg:height="0.533cm" draw:z-index="48"><draw:object xlink:href="./Object 45" xlink:type="simple" xlink:show="embed" xlink:actuate="onLoad"/><draw:image xlink:href="./ObjectReplacements/Object 45" xlink:type="simple" xlink:show="embed" xlink:actuate="onLoad"/></draw:frame></text:span><text:span text:style-name="T80"> правильно прокласифікований, в інакшому випадку </text:span><text:span text:style-name="T80"><draw:frame draw:style-name="fr8" draw:name="Object43" text:anchor-type="as-char" svg:y="-0.377cm" svg:width="1.05cm" svg:height="0.533cm" draw:z-index="49"><draw:object xlink:href="./Object 43" xlink:type="simple" xlink:show="embed" xlink:actuate="onLoad"/><draw:image xlink:href="./ObjectReplacements/Object 43" xlink:type="simple" xlink:show="embed" xlink:actuate="onLoad"/><svg:desc>formula</svg:desc></draw:frame></text:span><text:span text:style-name="T80"> та </text:span><text:span text:style-name="T80"><draw:frame draw:style-name="fr8" draw:name="Object42" text:anchor-type="as-char" svg:y="-0.377cm" svg:width="2.122cm" svg:height="0.533cm" draw:z-index="50"><draw:object xlink:href="./Object 42" xlink:type="simple" xlink:show="embed" xlink:actuate="onLoad"/><draw:image xlink:href="./ObjectReplacements/Object 42" xlink:type="simple" xlink:show="embed" xlink:actuate="onLoad"/></draw:frame></text:span><text:span text:style-name="T80">, де </text:span><text:span text:style-name="T80"><draw:frame draw:style-name="fr8" draw:name="Object44" text:anchor-type="as-char" svg:y="-0.219cm" svg:width="0.494cm" svg:height="0.372cm" draw:z-index="51"><draw:object xlink:href="./Object 44" xlink:type="simple" xlink:show="embed" xlink:actuate="onLoad"/><draw:image xlink:href="./ObjectReplacements/Object 44" xlink:type="simple" xlink:show="embed" xlink:actuate="onLoad"/></draw:frame></text:span><text:span text:style-name="T80">- кількість помилок слабкого класифікатора з номером </text:span><text:span text:style-name="T18">t</text:span>.</text:p>
        </text:list-item>
        <text:list-item>
          <text:p text:style-name="P96">Обчислити вагу класифікатора: <draw:frame draw:style-name="fr8" draw:name="Object46" text:anchor-type="as-char" svg:y="-0.619cm" svg:width="1.933cm" svg:height="0.997cm" draw:z-index="52"><draw:object xlink:href="./Object 46" xlink:type="simple" xlink:show="embed" xlink:actuate="onLoad"/><draw:image xlink:href="./ObjectReplacements/Object 46" xlink:type="simple" xlink:show="embed" xlink:actuate="onLoad"/></draw:frame>.</text:p>
        </text:list-item>
        <text:list-item>
          <text:p text:style-name="P96">Сформувати пакет даних, що складається з ваг тренувальних екземплярів та ваги класифікатора.</text:p>
        </text:list-item>
        <text:list-item>
          <text:p text:style-name="P96"><text:s/>Надіслати сформований пакет даних іншим процесам.</text:p>
        </text:list-item>
        <text:list-item>
          <text:p text:style-name="P91"><text:s/>Повернутися до п. <text:span text:style-name="T81">4</text:span>.</text:p>
        </text:list-item>
      </text:list>
      <text:p text:style-name="P37">Схематично процес тренування сильного класифікатора зображений на рис 6.</text:p>
      <text:p text:style-name="P7">Вищеописаний спосіб позбавлений недоліків реалізації [7], а саме:</text:p>
      <text:list xml:id="list24949239167433663" text:style-name="L11">
        <text:list-item>
          <text:p text:style-name="P86">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86">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7">2.1.6 Компонування сильних класифікаторів</text:span></text:span></text:p>
      <text:p text:style-name="P8">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text:soft-page-break/><draw:frame draw:style-name="fr4" draw:name="Image2" text:anchor-type="as-char" svg:width="16.004cm" svg:height="20.225cm" draw:z-index="36"><draw:image xlink:href="Pictures/10000201000002D400000393B6E7407D.png" xlink:type="simple" xlink:show="embed" xlink:actuate="onLoad"/></draw:frame></text:p>
      <text:p text:style-name="P76">Рис. 6. Етап тренування сильного класифікатора.</text:p>
      <text:p text:style-name="P5">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text:soft-page-break/>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69">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26"><draw:image xlink:href="Pictures/10000000000001F300000124D4567072.jpg" xlink:type="simple" xlink:show="embed" xlink:actuate="onLoad"/></draw:frame></text:p>
      <text:p text:style-name="PicDescr">Рис. 7. <text:span text:style-name="T68">Схема функціонування каскаду класифікаторів</text:span></text:p>
      <text:p text:style-name="P54"><text:span text:style-name="Основной_20_шрифт_20_абзаца"><text:span text:style-name="T82">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text:span></text:span><text:soft-page-break/><text:span text:style-name="Основной_20_шрифт_20_абзаца"><text:span text:style-name="T82">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54"/>
      <text:h text:style-name="Heading_20_2" text:outline-level="2"><text:span text:style-name="Основной_20_шрифт_20_абзаца"><text:span text:style-name="T83">2.</text:span></text:span><text:span text:style-name="Основной_20_шрифт_20_абзаца"><text:span text:style-name="T84">2</text:span></text:span><text:span text:style-name="Основной_20_шрифт_20_абзаца"><text:span text:style-name="T83"> </text:span></text:span><text:span text:style-name="Основной_20_шрифт_20_абзаца"><text:span text:style-name="T85">Адаптування метода </text:span></text:span><text:span text:style-name="Основной_20_шрифт_20_абзаца"><text:span text:style-name="T86">MB-LBP</text:span></text:span><text:span text:style-name="Основной_20_шрифт_20_абзаца"><text:span text:style-name="T85"> для гетерогенних паралельних          архітектур</text:span></text:span></text:h>
      <text:p text:style-name="P38"><text:span text:style-name="Основной_20_шрифт_20_абзаца"><text:span text:style-name="T20">2.2.1 Локальні бінарні шаблони та масштабовані локальні бінарні                     шаблони</text:span></text:span></text:p>
      <text:p text:style-name="P39"><text:span text:style-name="Основной_20_шрифт_20_абзаца"><text:span text:style-name="T61">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221607060975171828" text:style-name="L12">
        <text:list-item>
          <text:p text:style-name="P105"><text:span text:style-name="Основной_20_шрифт_20_абзаца"><text:span text:style-name="T62">Береться піксель з позицією (x, y).</text:span></text:span></text:p>
        </text:list-item>
        <text:list-item>
          <text:p text:style-name="P105"><text:span text:style-name="Основной_20_шрифт_20_абзаца"><text:span text:style-name="T62">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P40">Результатом оператора LBP <text:span text:style-name="T87">є</text:span> бінарна строка, що складається з міток сусідніх пікселів, або десяткове число, що представляє цю бінарну строку. <text:span text:style-name="T87">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text:span>Процес роботи оператора LBP зображений на рис. 1.</text:p>
      <text:p text:style-name="Pic"><draw:frame draw:style-name="fr6" draw:name="Image3" text:anchor-type="as-char" svg:width="9.71cm" svg:height="4.233cm" draw:z-index="53"><draw:image xlink:href="Pictures/100000000000016F000000A06D523AD1.png" xlink:type="simple" xlink:show="embed" xlink:actuate="onLoad"/></draw:frame></text:p>
      <text:p text:style-name="P77">Рис. 1. Функціонування оператора LBP.</text:p>
      <text:p text:style-name="P41"><text:soft-page-break/>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54"><draw:image xlink:href="Pictures/10000201000000AE000000B02453DC2E.png" xlink:type="simple" xlink:show="embed" xlink:actuate="onLoad"/></draw:frame></text:p>
      <text:p text:style-name="P78">Рис. 1. Структура масштабованого бінарного шаблону розміром 3х3 пікселя.</text:p>
      <text:p text:style-name="P113">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55">як параметр оператора таким чином, що </text:span><text:span text:style-name="T15">s </text:span><text:span text:style-name="T55">x</text:span><text:span text:style-name="T15"> s </text:span><text:span text:style-name="T55">визначає масшаб оператора (зокрема, оператор MB-LBP з розміром 3x3 є початковим LBP оператором).</text:span></text:p>
      <text:p text:style-name="Pic"><text:span text:style-name="T55"><draw:frame draw:style-name="fr4" draw:name="Image6" text:anchor-type="as-char" svg:width="16.004cm" svg:height="3.859cm" draw:z-index="71"><draw:image xlink:href="Pictures/1000020100000339000000C7886D231B.png" xlink:type="simple" xlink:show="embed" xlink:actuate="onLoad"/></draw:frame></text:span></text:p>
      <text:p text:style-name="P120"><text:span text:style-name="T55">Рис. 1. Різні типи локальних LBP примітивів.</text:span></text:p>
      <text:p text:style-name="P106">Усереднені значення інтенсивностей пікселів у блоках можуть бути ефективно обчислені за допомогою інтегрального зображення.</text:p>
      <text:p text:style-name="P42"><text:span text:style-name="T58">Локальний бінарний шаблон називається рівномірним, якщо його результуюча бінарна строка містить щонайбільше два переходи з “0” в “1” </text:span><text:soft-page-break/><text:span text:style-name="T58">та навпаки, при тому, що бінарна строка вважається циклічною. </text:span><text:span text:style-name="T55">Використання “рівномірної” підмножини шаблонів LBP покращує швидкодію методів, що базуються на LBP. </text:span><text:span text:style-name="T59">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span></text:p>
      <text:p text:style-name="P43"><text:span text:style-name="T55">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55">зростає. </text:span><text:span text:style-name="T60">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109">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44"><text:span text:style-name="T55">Позначимо MB-LBP шаблон з масштабом </text:span><text:span text:style-name="T15">s</text:span><text:span text:style-name="T55"> в координатах </text:span><text:span text:style-name="T15">(x, y)</text:span><text:span text:style-name="T55"> як </text:span><text:span text:style-name="T55"><draw:frame draw:style-name="fr8" draw:name="Object47" text:anchor-type="as-char" svg:y="-0.386cm" svg:width="1.561cm" svg:height="0.542cm" draw:z-index="55"><draw:object xlink:href="./Object 47" xlink:type="simple" xlink:show="embed" xlink:actuate="onLoad"/><draw:image xlink:href="./ObjectReplacements/Object 47" xlink:type="simple" xlink:show="embed" xlink:actuate="onLoad"/></draw:frame></text:span><text:span text:style-name="T55">. Гістограма шаблонів MB-LBP на певному зображенні </text:span><text:span text:style-name="T15">I</text:span><text:span text:style-name="T55"> визначається як:</text:span></text:p>
      <text:p text:style-name="P64"><text:span text:style-name="T64"><draw:frame draw:style-name="fr8" draw:name="Object48" text:anchor-type="as-char" svg:y="-0.386cm" svg:width="5.567cm" svg:height="0.584cm" draw:z-index="56"><draw:object xlink:href="./Object 48" xlink:type="simple" xlink:show="embed" xlink:actuate="onLoad"/><draw:image xlink:href="./ObjectReplacements/Object 48" xlink:type="simple" xlink:show="embed" xlink:actuate="onLoad"/></draw:frame></text:span><text:span text:style-name="T64">,</text:span></text:p>
      <text:p text:style-name="P67"><text:span text:style-name="T63">де </text:span><text:span text:style-name="T63"><draw:frame draw:style-name="fr8" draw:name="Object49" text:anchor-type="as-char" svg:y="-0.377cm" svg:width="0.706cm" svg:height="0.554cm" draw:z-index="57"><draw:object xlink:href="./Object 49" xlink:type="simple" xlink:show="embed" xlink:actuate="onLoad"/><draw:image xlink:href="./ObjectReplacements/Object 49" xlink:type="simple" xlink:show="embed" xlink:actuate="onLoad"/></draw:frame></text:span><text:span text:style-name="T63">- індикатор, що шаблон входить до множини </text:span><text:span text:style-name="T21">S</text:span><text:span text:style-name="T63"> та </text:span><text:span text:style-name="T21">l</text:span><text:span text:style-name="T63"> — це мітка коду MB-LBP шаблону. </text:span><text:span text:style-name="T65">Оскільки усі MB-LBP шаблони кодуються у вигляді 8-бітної строки, то всього існує </text:span><text:span text:style-name="T65"><draw:frame draw:style-name="fr8" draw:name="Object50" text:anchor-type="as-char" svg:y="-0.437cm" svg:width="2.163cm" svg:height="0.529cm" draw:z-index="58"><draw:object xlink:href="./Object 50" xlink:type="simple" xlink:show="embed" xlink:actuate="onLoad"/><draw:image xlink:href="./ObjectReplacements/Object 50" xlink:type="simple" xlink:show="embed" xlink:actuate="onLoad"/></draw:frame></text:span><text:span text:style-name="T65">міток кодів MB-LBP шаблону. Таким чином гістограма шаблонів </text:span><text:span text:style-name="T63">MB-LBP</text:span><text:span text:style-name="T65"> складається з 256 елементів. </text:span><text:span text:style-name="T66">Обчислимо MB-LBP шаблони розмірами 3х3, 9х9, 15х15 та 21х21 на великому наборі даних.</text:span></text:p>
      <text:p text:style-name="P45"><text:soft-page-break/><text:span text:style-name="T65">С</text:span><text:span text:style-name="T63">татистичний аналіз показує наступне:</text:span></text:p>
      <text:list xml:id="list4294297857551132902" text:style-name="L13">
        <text:list-item>
          <text:p text:style-name="P110">Для MB-LBP шаблонів розміром 3х3, перші 58 шаблонів, що мають найбільшу частоту є рівномірними.</text:p>
        </text:list-item>
        <text:list-item>
          <text:p text:style-name="P110">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46">Визначимо поняття статистичних масштабованих бінарних шаблонів <text:s/><text:span text:style-name="T88">з розміром </text:span><text:span text:style-name="T19">s</text:span> наступним чином:</text:p>
      <text:p text:style-name="P68"><draw:frame draw:style-name="fr8" draw:name="Object51" text:anchor-type="as-char" svg:y="-0.377cm" svg:width="6.68cm" svg:height="0.533cm" draw:z-index="59"><draw:object xlink:href="./Object 51" xlink:type="simple" xlink:show="embed" xlink:actuate="onLoad"/><draw:image xlink:href="./ObjectReplacements/Object 51" xlink:type="simple" xlink:show="embed" xlink:actuate="onLoad"/></draw:frame>,</text:p>
      <text:p text:style-name="P69">де <draw:frame draw:style-name="fr8" draw:name="Object52" text:anchor-type="as-char" svg:y="-0.377cm" svg:width="1.931cm" svg:height="0.533cm" draw:z-index="60"><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61"><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text:span text:style-name="T88">Для рівномірних LBP шаблонів </text:span><text:span text:style-name="T19">N</text:span><text:span text:style-name="T88"> =58, тоді як у вищенаведеному означенні, </text:span><text:span text:style-name="T19">N</text:span><text:span text:style-name="T88"> може приймати будь-які значення від 1 до 256. Великі значення </text:span><text:span text:style-name="T19">N</text:span><text:span text:style-name="T88"> призведуть до наявносні надлишкових ознак в множині </text:span><text:span text:style-name="T88"><draw:frame draw:style-name="fr8" draw:name="Object54" text:anchor-type="as-char" svg:y="-0.377cm" svg:width="2.565cm" svg:height="0.533cm" draw:z-index="62"><draw:object xlink:href="./Object 54" xlink:type="simple" xlink:show="embed" xlink:actuate="onLoad"/><draw:image xlink:href="./ObjectReplacements/Object 54" xlink:type="simple" xlink:show="embed" xlink:actuate="onLoad"/><svg:desc>formula</svg:desc></draw:frame></text:span><text:span text:style-name="T88">, в той час як низькі — до втрати різноманіття ознак. У результаті було обрано значення </text:span><text:span text:style-name="T19">N</text:span><text:span text:style-name="T88"> = 63. Усі <text:s/>шаблони, що не входять до множини рівномірних статистичних масштабованих локальних бінарних шаблонів маркуються міткою, що дорівнює </text:span><text:span text:style-name="T19">N</text:span><text:span text:style-name="T88">. Таким чином введемо наступну нотацію:</text:span></text:p>
      <text:p text:style-name="P68"><draw:frame draw:style-name="fr8" draw:name="Object55" text:anchor-type="as-char" svg:y="-0.651cm" svg:width="9.292cm" svg:height="1.215cm" draw:z-index="63"><draw:object xlink:href="./Object 55" xlink:type="simple" xlink:show="embed" xlink:actuate="onLoad"/><draw:image xlink:href="./ObjectReplacements/Object 55" xlink:type="simple" xlink:show="embed" xlink:actuate="onLoad"/></draw:frame>,</text:p>
      <text:p text:style-name="P116"><text:span text:style-name="T91">де </text:span><text:span text:style-name="T91"><draw:frame draw:style-name="fr8" draw:name="Object56" text:anchor-type="as-char" svg:y="-0.386cm" svg:width="2.965cm" svg:height="0.542cm" draw:z-index="64"><draw:object xlink:href="./Object 56" xlink:type="simple" xlink:show="embed" xlink:actuate="onLoad"/><draw:image xlink:href="./ObjectReplacements/Object 56" xlink:type="simple" xlink:show="embed" xlink:actuate="onLoad"/></draw:frame></text:span><text:span text:style-name="T91">- індекс </text:span><text:span text:style-name="T91"><draw:frame draw:style-name="fr8" draw:name="Object57" text:anchor-type="as-char" svg:y="-0.386cm" svg:width="1.561cm" svg:height="0.542cm" draw:z-index="65"><draw:object xlink:href="./Object 57" xlink:type="simple" xlink:show="embed" xlink:actuate="onLoad"/><draw:image xlink:href="./ObjectReplacements/Object 57" xlink:type="simple" xlink:show="embed" xlink:actuate="onLoad"/></draw:frame></text:span><text:span text:style-name="T91">у множині </text:span><text:span text:style-name="T91"><draw:frame draw:style-name="fr8" draw:name="Object58" text:anchor-type="as-char" svg:y="-0.377cm" svg:width="2.565cm" svg:height="0.533cm" draw:z-index="66"><draw:object xlink:href="./Object 58" xlink:type="simple" xlink:show="embed" xlink:actuate="onLoad"/><draw:image xlink:href="./ObjectReplacements/Object 58" xlink:type="simple" xlink:show="embed" xlink:actuate="onLoad"/><svg:desc>formula</svg:desc></draw:frame></text:span><text:span text:style-name="T91">починаючи з нуля.</text:span></text:p>
      <text:p text:style-name="P116"/>
      <text:p text:style-name="P111">2.2.2 Представлення зображень з обличчями, що базується на LBP                     шаблонах</text:p>
      <text:p text:style-name="P107">Кожне зображення з обличчям людини може бути подане у вигляді композиції <text:span text:style-name="T90">мікрошаблонів, які можуть ефективно виявлятися LBP шаблонами. </text:span></text:p>
      <text:p text:style-name="P107"><text:span text:style-name="T90">Було запропоновано [5] подання зображень з обличчями людей, що базується на LBP шаблонах та призначене для проблем виявлення облич. </text:span><text:soft-page-break/><text:span text:style-name="T90">Для цього, зображення розділяється на M невеликих зон </text:span><text:span text:style-name="T90"><draw:frame draw:style-name="fr10" draw:name="Object59" text:anchor-type="as-char" svg:y="-0.377cm" svg:width="2.501cm" svg:height="0.533cm" draw:z-index="67"><draw:object xlink:href="./Object 59" xlink:type="simple" xlink:show="embed" xlink:actuate="onLoad"/><draw:image xlink:href="./ObjectReplacements/Object 59" xlink:type="simple" xlink:show="embed" xlink:actuate="onLoad"/></draw:frame></text:span><text:span text:style-name="T90">(рис. 1), що не перетинаються.</text:span></text:p>
      <text:p text:style-name="P108">LBP гістограми обчислюються для кожної зони <draw:frame draw:style-name="fr10" draw:name="Object60" text:anchor-type="as-char" svg:y="-0.377cm" svg:width="0.612cm" svg:height="0.533cm" draw:z-index="68"><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114"><draw:frame draw:style-name="fr10" draw:name="Object61" text:anchor-type="as-char" svg:y="-0.432cm" svg:width="6.452cm" svg:height="0.861cm" draw:z-index="69"><draw:object xlink:href="./Object 61" xlink:type="simple" xlink:show="embed" xlink:actuate="onLoad"/><draw:image xlink:href="./ObjectReplacements/Object 61" xlink:type="simple" xlink:show="embed" xlink:actuate="onLoad"/></draw:frame>,</text:p>
      <text:p text:style-name="P115">де <draw:frame draw:style-name="fr10" draw:name="Object62" text:anchor-type="as-char" svg:y="-0.377cm" svg:width="6.041cm" svg:height="0.467cm" draw:z-index="70"><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72"><draw:image xlink:href="Pictures/100002010000048A00000257297F3D4C.png" xlink:type="simple" xlink:show="embed" xlink:actuate="onLoad"/></draw:frame></text:p>
      <text:p text:style-name="P120">Рис. 1. Побудова супергістограми.</text:p>
      <text:p text:style-name="P47"/>
      <text:p text:style-name="P47">2.2.<text:span text:style-name="T89">3</text:span> Тренування класифікатора, що базується на LBP шаблона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03T22:03:09.986524371</dc:date>
    <meta:editing-duration>P6DT11H9M45S</meta:editing-duration>
    <meta:editing-cycles>105</meta:editing-cycles>
    <meta:generator>LibreOffice/4.2.7.2$Linux_X86_64 LibreOffice_project/420m0$Build-2</meta:generator>
    <meta:document-statistic meta:table-count="0" meta:image-count="11" meta:object-count="62" meta:page-count="30" meta:paragraph-count="247" meta:word-count="5300" meta:character-count="40672" meta:non-whitespace-character-count="35453"/>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display="block">
  <semantics>
    <mrow>
      <mi>r</mi>
      <mo stretchy="false">=</mo>
      <mrow>
        <mo fence="true" stretchy="true">{</mo>
        <mrow>
          <mtable>
            <mtr>
              <mtd>
                <mrow>
                  <mn>1,</mn>
                  <mrow>
                    <mi>A</mi>
                    <mo stretchy="false">&lt;</mo>
                    <mi>c</mi>
                  </mrow>
                </mrow>
              </mtd>
            </mtr>
            <mtr>
              <mtd>
                <mrow>
                  <mn>0,</mn>
                  <mrow>
                    <mi>A</mi>
                    <mo stretchy="false">≥</mo>
                    <mi>c</mi>
                  </mrow>
                </mrow>
              </mtd>
            </mtr>
          </mtable>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8/content.xml><?xml version="1.0" encoding="utf-8"?>
<math xmlns="http://www.w3.org/1998/Math/MathML" display="block">
  <semantics>
    <msub>
      <mi>B</mi>
      <mi>L</mi>
    </msub>
    <annotation encoding="StarMath 5.0">B_L</annotation>
  </semantics>
</math>
</file>

<file path=Object 9/content.xml><?xml version="1.0" encoding="utf-8"?>
<math xmlns="http://www.w3.org/1998/Math/MathML" display="block">
  <semantics>
    <msub>
      <mi>B</mi>
      <mi>H</mi>
    </msub>
    <annotation encoding="StarMath 5.0">B_H</annotation>
  </semantics>
</math>
</file>